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9.364cm"/>
    </style:style>
    <style:style style:name="Table1.B" style:family="table-column">
      <style:table-column-properties style:column-width="7.332cm"/>
    </style:style>
    <style:style style:name="Table1.C" style:family="table-column">
      <style:table-column-properties style:column-width="9.493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082cm" style:rel-column-width="20258*"/>
    </style:style>
    <style:style style:name="Table5.B" style:family="table-column">
      <style:table-column-properties style:column-width="11.299cm" style:rel-column-width="28325*"/>
    </style:style>
    <style:style style:name="Table5.C" style:family="table-column">
      <style:table-column-properties style:column-width="6.763cm" style:rel-column-width="1695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5.085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5.278cm" style:rel-column-width="13229*"/>
    </style:style>
    <style:style style:name="Table2.B" style:family="table-column">
      <style:table-column-properties style:column-width="20.867cm" style:rel-column-width="52306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1.59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582cm"/>
    </style:style>
    <style:style style:name="Table2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4" style:family="table-row">
      <style:table-row-properties style:min-row-height="3.103cm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8.393cm" table:align="left"/>
    </style:style>
    <style:style style:name="Table6.A" style:family="table-column">
      <style:table-column-properties style:column-width="3.579cm"/>
    </style:style>
    <style:style style:name="Table6.B" style:family="table-column">
      <style:table-column-properties style:column-width="4.814cm"/>
    </style:style>
    <style:style style:name="Table6.A1" style:family="table-cell">
      <style:table-cell-properties fo:background-color="#eeeee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fo:background-color="#eeeeee" fo:padding="0.097cm" fo:border="0.5pt solid #000000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0.5pt solid #000000" fo:border-top="none" fo:border-bottom="0.5pt solid #000000"/>
    </style:style>
    <style:style style:name="Table6.A6" style:family="table-cell">
      <style:table-cell-properties fo:padding="0.097cm" fo:border-left="0.5pt solid #000000" fo:border-right="none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Table6.A7" style:family="table-cell">
      <style:table-cell-properties fo:padding="0.097cm" fo:border-left="0.5pt solid #000000" fo:border-right="none" fo:border-top="none" fo:border-bottom="0.5pt solid #000000"/>
    </style:style>
    <style:style style:name="Table6.B7" style:family="table-cell">
      <style:table-cell-properties fo:padding="0.097cm" fo:border-left="0.5pt solid #000000" fo:border-right="0.5pt solid #000000" fo:border-top="none" fo:border-bottom="0.5pt solid #000000"/>
    </style:style>
    <style:style style:name="Table6.A8" style:family="table-cell">
      <style:table-cell-properties fo:padding="0.097cm" fo:border-left="0.5pt solid #000000" fo:border-right="none" fo:border-top="none" fo:border-bottom="0.5pt solid #000000"/>
    </style:style>
    <style:style style:name="Table6.B8" style:family="table-cell">
      <style:table-cell-properties fo:padding="0.097cm" fo:border-left="0.5pt solid #000000" fo:border-right="0.5pt solid #000000" fo:border-top="none" fo:border-bottom="0.5pt solid #000000"/>
    </style:style>
    <style:style style:name="Table6.A9" style:family="table-cell">
      <style:table-cell-properties fo:padding="0.097cm" fo:border-left="0.5pt solid #000000" fo:border-right="none" fo:border-top="none" fo:border-bottom="0.5pt solid #000000"/>
    </style:style>
    <style:style style:name="Table6.B9" style:family="table-cell">
      <style:table-cell-properties fo:padding="0.097cm" fo:border-left="0.5pt solid #000000" fo:border-right="0.5pt solid #000000" fo:border-top="none" fo:border-bottom="0.5pt solid #000000"/>
    </style:style>
    <style:style style:name="Table6.A10" style:family="table-cell">
      <style:table-cell-properties fo:padding="0.097cm" fo:border-left="0.5pt solid #000000" fo:border-right="none" fo:border-top="none" fo:border-bottom="0.5pt solid #000000"/>
    </style:style>
    <style:style style:name="Table6.B10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" style:family="paragraph" style:parent-style-name="Table_20_Contents">
      <style:text-properties officeooo:paragraph-rsid="032539cf"/>
    </style:style>
    <style:style style:name="P7" style:family="paragraph" style:parent-style-name="Table_20_Contents">
      <style:text-properties officeooo:paragraph-rsid="036da280"/>
    </style:style>
    <style:style style:name="P8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9" style:family="paragraph" style:parent-style-name="Table_20_Contents">
      <style:text-properties officeooo:paragraph-rsid="03409e4f"/>
    </style:style>
    <style:style style:name="P10" style:family="paragraph" style:parent-style-name="Table_20_Contents">
      <style:text-properties officeooo:paragraph-rsid="0346e41f"/>
    </style:style>
    <style:style style:name="P11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3713cff" style:font-size-asian="10pt" style:font-size-complex="10pt"/>
    </style:style>
    <style:style style:name="P13" style:family="paragraph" style:parent-style-name="Table_20_Contents">
      <style:text-properties officeooo:paragraph-rsid="036e1c95"/>
    </style:style>
    <style:style style:name="P14" style:family="paragraph" style:parent-style-name="Table_20_Contents">
      <style:text-properties style:font-name="Courier New" fo:font-size="10pt" officeooo:paragraph-rsid="038797e5" style:font-size-asian="10pt" style:font-size-complex="10pt"/>
    </style:style>
    <style:style style:name="P15" style:family="paragraph" style:parent-style-name="Table_20_Contents">
      <style:text-properties officeooo:paragraph-rsid="03266a92"/>
    </style:style>
    <style:style style:name="P16" style:family="paragraph" style:parent-style-name="Table_20_Contents">
      <style:text-properties officeooo:paragraph-rsid="032bbd7a"/>
    </style:style>
    <style:style style:name="P17" style:family="paragraph" style:parent-style-name="Table_20_Contents">
      <style:text-properties officeooo:paragraph-rsid="036b7fd3"/>
    </style:style>
    <style:style style:name="P18" style:family="paragraph" style:parent-style-name="Table_20_Contents">
      <style:text-properties style:font-name="Courier New" fo:font-size="10pt" officeooo:paragraph-rsid="036ee88b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37bf4fb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377561a" style:font-size-asian="10pt" style:font-size-complex="10pt"/>
    </style:style>
    <style:style style:name="P21" style:family="paragraph" style:parent-style-name="Table_20_Contents">
      <style:text-properties officeooo:paragraph-rsid="036ee88b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paragraph-rsid="0378741f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38a25fe" officeooo:paragraph-rsid="038a25fe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officeooo:paragraph-rsid="02ed0121"/>
    </style:style>
    <style:style style:name="P27" style:family="paragraph" style:parent-style-name="Table_20_Contents">
      <style:text-properties officeooo:paragraph-rsid="0378741f"/>
    </style:style>
    <style:style style:name="P28" style:family="paragraph" style:parent-style-name="Table_20_Contents">
      <style:text-properties officeooo:paragraph-rsid="038121b0"/>
    </style:style>
    <style:style style:name="P29" style:family="paragraph" style:parent-style-name="Table_20_Contents">
      <style:text-properties officeooo:paragraph-rsid="0381a90f"/>
    </style:style>
    <style:style style:name="P30" style:family="paragraph" style:parent-style-name="Table_20_Contents">
      <style:text-properties officeooo:paragraph-rsid="03827d1c"/>
    </style:style>
    <style:style style:name="P31" style:family="paragraph" style:parent-style-name="Table_20_Contents">
      <style:text-properties style:font-name="Courier New" fo:font-size="10pt" fo:language="zxx" fo:country="none" officeooo:paragraph-rsid="038a25fe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officeooo:paragraph-rsid="038d092b"/>
    </style:style>
    <style:style style:name="P33" style:family="paragraph" style:parent-style-name="Table_20_Contents">
      <style:text-properties officeooo:paragraph-rsid="038a25fe"/>
    </style:style>
    <style:style style:name="P34" style:family="paragraph" style:parent-style-name="Table_20_Contents">
      <style:text-properties style:font-name="Courier New" fo:font-size="10pt" fo:language="zxx" fo:country="none" fo:font-style="normal" officeooo:rsid="0213f657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5" style:family="paragraph" style:parent-style-name="Table_20_Contents">
      <style:text-properties style:font-name="Courier New" fo:font-size="10pt" fo:language="zxx" fo:country="none" fo:font-style="normal" officeooo:paragraph-rsid="038a25f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6" style:family="paragraph" style:parent-style-name="Table_20_Contents">
      <style:text-properties style:font-name="Courier New" fo:font-size="10pt" officeooo:paragraph-rsid="038a25fe" style:font-size-asian="10pt" style:font-size-complex="10pt"/>
    </style:style>
    <style:style style:name="P37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1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2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3" style:family="paragraph" style:parent-style-name="Table_20_Contents">
      <style:text-properties officeooo:paragraph-rsid="0108f4cf"/>
    </style:style>
    <style:style style:name="P44" style:family="paragraph" style:parent-style-name="Table_20_Contents">
      <style:text-properties officeooo:paragraph-rsid="0294e861"/>
    </style:style>
    <style:style style:name="P45" style:family="paragraph" style:parent-style-name="Table_20_Contents">
      <style:text-properties officeooo:paragraph-rsid="02b867ce"/>
    </style:style>
    <style:style style:name="P46" style:family="paragraph" style:parent-style-name="Table_20_Contents">
      <style:text-properties officeooo:paragraph-rsid="010e8474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49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1" style:family="paragraph" style:parent-style-name="Table_20_Contents">
      <style:text-properties officeooo:paragraph-rsid="015fc100"/>
    </style:style>
    <style:style style:name="P52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3" style:family="paragraph" style:parent-style-name="Table_20_Contents">
      <style:text-properties officeooo:paragraph-rsid="02ae0b54"/>
    </style:style>
    <style:style style:name="P5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55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57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58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59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0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1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2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4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66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38a25fe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68" style:family="paragraph" style:parent-style-name="Table_20_Contents">
      <style:text-properties officeooo:paragraph-rsid="0390111d"/>
    </style:style>
    <style:style style:name="P69" style:family="paragraph" style:parent-style-name="Table_20_Contents">
      <style:text-properties style:font-name="Courier New" fo:font-size="10pt" fo:language="zxx" fo:country="none" fo:font-weight="bold" officeooo:rsid="0390111d" officeooo:paragraph-rsid="0390111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71" style:family="paragraph" style:parent-style-name="Table_20_Contents">
      <style:text-properties officeooo:paragraph-rsid="03427071"/>
    </style:style>
    <style:style style:name="P72" style:family="paragraph" style:parent-style-name="Table_20_Contents">
      <style:text-properties officeooo:paragraph-rsid="034a5fa0"/>
    </style:style>
    <style:style style:name="P73" style:family="paragraph" style:parent-style-name="Table_20_Contents">
      <style:text-properties officeooo:paragraph-rsid="0391a834"/>
    </style:style>
    <style:style style:name="P74" style:family="paragraph" style:parent-style-name="Table_20_Contents">
      <style:text-properties officeooo:paragraph-rsid="03017dbe"/>
    </style:style>
    <style:style style:name="P75" style:family="paragraph" style:parent-style-name="Table_20_Contents">
      <style:text-properties officeooo:paragraph-rsid="031c8ae5"/>
    </style:style>
    <style:style style:name="P76" style:family="paragraph" style:parent-style-name="Table_20_Contents">
      <style:text-properties officeooo:paragraph-rsid="030c3545"/>
    </style:style>
    <style:style style:name="P77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0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1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82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83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84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85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86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87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88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90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1ec89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34d094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officeooo:rsid="02646e91"/>
    </style:style>
    <style:style style:name="T16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0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1" style:family="text">
      <style:text-properties fo:color="#000000" loext:opacity="100%" style:font-name="Courier New" fo:language="zxx" fo:country="none" officeooo:rsid="03386d51" style:language-asian="zxx" style:country-asian="none" style:font-name-complex="Courier New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46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47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48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49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50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language="zxx" fo:country="none" fo:font-style="normal" officeooo:rsid="02dfe222" style:language-asian="zxx" style:country-asian="none" style:font-style-asian="normal" style:font-name-complex="Courier New" style:language-complex="zxx" style:country-complex="none" style:font-style-complex="normal"/>
    </style:style>
    <style:style style:name="T55" style:family="text">
      <style:text-properties fo:color="#000000" loext:opacity="100%" style:font-name="Courier New" fo:language="zxx" fo:country="none" fo:font-style="normal" officeooo:rsid="02e2f146" style:language-asian="zxx" style:country-asian="none" style:font-style-asian="normal" style:font-name-complex="Courier New" style:language-complex="zxx" style:country-complex="none" style:font-style-complex="normal"/>
    </style:style>
    <style:style style:name="T56" style:family="text">
      <style:text-properties fo:color="#000000" loext:opacity="100%" style:font-name="Courier New" fo:language="zxx" fo:country="none" fo:font-style="normal" officeooo:rsid="02f2d3ae" style:language-asian="zxx" style:country-asian="none" style:font-style-asian="normal" style:font-name-complex="Courier New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62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officeooo:rsid="032ab6a9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fo:font-style="italic" officeooo:rsid="02477a7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italic" officeooo:rsid="03409e4f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90" style:family="text">
      <style:text-properties fo:color="#000000" loext:opacity="100%" style:font-name="Courier New" fo:language="zxx" fo:country="none" officeooo:rsid="036ee88b" style:font-name-asian="NSimSun" style:language-asian="zxx" style:country-asian="none" style:font-name-complex="Courier New" style:language-complex="zxx" style:country-complex="none"/>
    </style:style>
    <style:style style:name="T91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92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93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94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95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96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9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9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34ab09c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3450e15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109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1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2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3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4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1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6" style:family="text">
      <style:text-properties fo:color="#000000" loext:opacity="100%" style:font-name="Courier New" fo:font-size="10pt" fo:language="zxx" fo:country="none" fo:font-style="italic" officeooo:rsid="037bf4f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7" style:family="text">
      <style:text-properties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18" style:family="text">
      <style:text-properties style:font-name="Courier New" fo:font-size="10pt" fo:language="hu" fo:country="HU" fo:font-weight="bold" officeooo:rsid="03220e1c" style:font-size-asian="10pt" style:font-weight-asian="bold" style:font-name-complex="Courier New" style:font-size-complex="10pt" style:font-weight-complex="bold"/>
    </style:style>
    <style:style style:name="T119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32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35d4d3b" style:font-size-asian="10pt" style:language-asian="zxx" style:country-asian="none" style:font-name-complex="Courier New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3432413" style:font-size-asian="10pt" style:language-asian="zxx" style:country-asian="none" style:font-name-complex="Courier New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officeooo:rsid="03565d1a" style:font-size-asian="10pt" style:language-asian="zxx" style:country-asian="none" style:font-name-complex="Courier New" style:font-size-complex="10pt" style:language-complex="zxx" style:country-complex="none"/>
    </style:style>
    <style:style style:name="T139" style:family="text">
      <style:text-properties fo:color="#000000" loext:opacity="100%" style:font-name="Courier New" fo:font-size="10pt" fo:language="zxx" fo:country="none" officeooo:rsid="035ff6ad" style:font-size-asian="10pt" style:language-asian="zxx" style:country-asian="none" style:font-name-complex="Courier New" style:font-size-complex="10pt" style:language-complex="zxx" style:country-complex="none"/>
    </style:style>
    <style:style style:name="T140" style:family="text">
      <style:text-properties fo:color="#000000" loext:opacity="100%" style:font-name="Courier New" fo:font-size="10pt" fo:language="zxx" fo:country="none" officeooo:rsid="0357a6e9" style:font-size-asian="10pt" style:language-asian="zxx" style:country-asian="none" style:font-name-complex="Courier New" style:font-size-complex="10pt" style:language-complex="zxx" style:country-complex="none"/>
    </style:style>
    <style:style style:name="T141" style:family="text">
      <style:text-properties officeooo:rsid="0277dedb"/>
    </style:style>
    <style:style style:name="T14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43" style:family="text">
      <style:text-properties officeooo:rsid="023d069c"/>
    </style:style>
    <style:style style:name="T144" style:family="text">
      <style:text-properties officeooo:rsid="021570c6"/>
    </style:style>
    <style:style style:name="T145" style:family="text">
      <style:text-properties officeooo:rsid="02984091"/>
    </style:style>
    <style:style style:name="T146" style:family="text">
      <style:text-properties officeooo:rsid="0298730b"/>
    </style:style>
    <style:style style:name="T147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4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50" style:family="text">
      <style:text-properties fo:font-style="normal" officeooo:rsid="023ec219" style:font-style-asian="normal" style:font-style-complex="normal"/>
    </style:style>
    <style:style style:name="T151" style:family="text">
      <style:text-properties fo:font-style="normal" style:font-style-asian="normal" style:font-style-complex="normal"/>
    </style:style>
    <style:style style:name="T152" style:family="text">
      <style:text-properties officeooo:rsid="0213f657"/>
    </style:style>
    <style:style style:name="T153" style:family="text">
      <style:text-properties fo:color="#000000" loext:opacity="100%" style:font-name="Courier New" style:font-name-complex="Courier New"/>
    </style:style>
    <style:style style:name="T154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5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6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2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4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5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6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79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4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9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90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1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8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9" style:family="text">
      <style:text-properties style:font-name="Courier New"/>
    </style:style>
    <style:style style:name="T200" style:family="text">
      <style:text-properties fo:color="#000000" loext:opacity="100%" style:font-name="Courier New" officeooo:rsid="02b867ce"/>
    </style:style>
    <style:style style:name="T20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3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4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5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6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7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9" style:family="text">
      <style:text-properties officeooo:rsid="00c77656"/>
    </style:style>
    <style:style style:name="T210" style:family="text">
      <style:text-properties fo:color="#000000" loext:opacity="100%" style:font-name="Courier New" fo:font-size="10pt" fo:language="zxx" fo:country="none" officeooo:rsid="0083cbfb" style:font-size-asian="10pt" style:language-asian="zxx" style:country-asian="none" style:font-size-complex="10pt" style:language-complex="zxx" style:country-complex="none"/>
    </style:style>
    <style:style style:name="T211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212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21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fo:font-weight="bold" officeooo:rsid="01bee199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fo:font-weight="bold" officeooo:rsid="0390111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16" style:family="text">
      <style:text-properties officeooo:rsid="0391a834"/>
    </style:style>
    <style:style style:name="T217" style:family="text">
      <style:text-properties fo:color="#000000" loext:opacity="100%" style:font-name="Courier New" fo:font-size="10pt" fo:language="zxx" fo:country="none" fo:font-style="normal" officeooo:rsid="01bee19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8" style:family="text">
      <style:text-properties fo:color="#000000" loext:opacity="100%" style:font-name="Courier New" fo:font-size="10pt" fo:language="zxx" fo:country="none" fo:font-style="normal" officeooo:rsid="0390111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19" style:family="text">
      <style:text-properties fo:color="#000000" loext:opacity="100%" style:font-name="Courier New" fo:font-size="10pt" fo:language="zxx" fo:country="none" fo:font-style="italic" officeooo:rsid="01bee19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0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1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22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4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22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6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7" style:family="text">
      <style:text-properties fo:font-style="italic" officeooo:rsid="02afaaf5" style:font-style-asian="italic" style:font-style-complex="italic"/>
    </style:style>
    <style:style style:name="T228" style:family="text">
      <style:text-properties officeooo:rsid="02afaaf5"/>
    </style:style>
    <style:style style:name="T229" style:family="text">
      <style:text-properties fo:language="zxx" fo:country="none" style:language-asian="zxx" style:country-asian="none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7</text:span></text:span><text:span text:style-name="Default_20_Paragraph_20_Font"><text:span text:style-name="T5">.</text:span></text:span><text:span text:style-name="Default_20_Paragraph_20_Font"><text:span text:style-name="T6">3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<text:span text:style-name="Source_20_Text"><text:span text:style-name="T13">Type </text:span></text:span><text:span text:style-name="Source_20_Text"><text:span text:style-name="T14">API</text:span></text:span></text:p>
          </table:table-cell>
          <table:table-cell table:style-name="Table1.C1" office:value-type="string">
            <text:p text:style-name="P5">DOM <text:span text:style-name="T15">API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16">noConflict();</text:span></text:span></text:p>
            <text:p text:style-name="P6"><text:span text:style-name="Source_20_Text"><text:span text:style-name="T16">VERSION;</text:span></text:span></text:p>
          </table:table-cell>
          <table:table-cell table:style-name="Table1.B2" table:number-rows-spanned="3" office:value-type="string">
            <text:p text:style-name="P7"><text:span text:style-name="Source_20_Text"><text:span text:style-name="T17">ty</text:span></text:span><text:span text:style-name="Source_20_Text"><text:span text:style-name="T18">pe(v</text:span></text:span><text:span text:style-name="Source_20_Text"><text:span text:style-name="T17">alue</text:span></text:span><text:span text:style-name="Source_20_Text"><text:span text:style-name="T18">);</text:span></text:span></text:p>
            <text:p text:style-name="P8"><text:span text:style-name="Source_20_Text"><text:span text:style-name="T19">isSameType(value1,value2)</text:span></text:span><text:span text:style-name="Source_20_Text"><text:span text:style-name="T20">;</text:span></text:span></text:p>
            <text:p text:style-name="P8"><text:span text:style-name="Source_20_Text"><text:span text:style-name="T19">isSame</text:span></text:span><text:span text:style-name="Source_20_Text"><text:span text:style-name="T21">Class</text:span></text:span><text:span text:style-name="Source_20_Text"><text:span text:style-name="T19">(value1,value2)</text:span></text:span><text:span text:style-name="Source_20_Text"><text:span text:style-name="T20">;</text:span></text:span></text:p>
            <text:p text:style-name="P7"><text:span text:style-name="Source_20_Text"><text:span text:style-name="T16">isSameInstance(</text:span></text:span><text:span text:style-name="Source_20_Text"><text:span text:style-name="T22">v1</text:span></text:span><text:span text:style-name="Source_20_Text"><text:span text:style-name="T16">,</text:span></text:span><text:span text:style-name="Source_20_Text"><text:span text:style-name="T22">v2</text:span></text:span><text:span text:style-name="Source_20_Text"><text:span text:style-name="T16">,Contructor);</text:span></text:span></text:p>
            <text:p text:style-name="P7"><text:span text:style-name="Source_20_Text"><text:span text:style-name="T16">isNull(v</text:span></text:span><text:span text:style-name="Source_20_Text"><text:span text:style-name="T23">a</text:span></text:span><text:span text:style-name="Source_20_Text"><text:span text:style-name="T24">lue</text:span></text:span><text:span text:style-name="Source_20_Text"><text:span text:style-name="T16">);</text:span></text:span></text:p>
            <text:p text:style-name="P9"><text:span text:style-name="Source_20_Text"><text:span text:style-name="T16">isUndefined(v</text:span></text:span><text:span text:style-name="Source_20_Text"><text:span text:style-name="T25">alu</text:span></text:span><text:span text:style-name="Source_20_Text"><text:span text:style-name="T26">e</text:span></text:span><text:span text:style-name="Source_20_Text"><text:span text:style-name="T16">);</text:span></text:span></text:p>
            <text:p text:style-name="P9"><text:span text:style-name="Source_20_Text"><text:span text:style-name="T16">isNullOrUndefined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Nil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Primitive(v</text:span></text:span><text:span text:style-name="Source_20_Text"><text:span text:style-name="T29">a</text:span></text:span><text:span text:style-name="Source_20_Text"><text:span text:style-name="T30">lue</text:span></text:span><text:span text:style-name="Source_20_Text"><text:span text:style-name="T16">);</text:span></text:span></text:p>
            <text:p text:style-name="P9"><text:span text:style-name="Source_20_Text"><text:span text:style-name="T16">isNumeric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31">isChar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1">);</text:span></text:span></text:p>
            <text:p text:style-name="P9"><text:span text:style-name="Source_20_Text"><text:span text:style-name="T16">isFunction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</text:span></text:span><text:span text:style-name="Source_20_Text"><text:span text:style-name="T32">Callable</text:span></text:span><text:span text:style-name="Source_20_Text"><text:span text:style-name="T16">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ConstructorFn</text:span></text:span><text:span text:style-name="Source_20_Text"><text:span text:style-name="T33">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3">);</text:span></text:span></text:p>
            <text:p text:style-name="P9"><text:span text:style-name="Source_20_Text"><text:span text:style-name="T34">isClass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4">);</text:span></text:span></text:p>
            <text:p text:style-name="P9"><text:span text:style-name="Source_20_Text"><text:span text:style-name="T16">isGenerator</text:span></text:span><text:span text:style-name="Source_20_Text"><text:span text:style-name="T35">Fn</text:span></text:span><text:span text:style-name="Source_20_Text"><text:span text:style-name="T16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6">);</text:span></text:span></text:p>
            <text:p text:style-name="P9"><text:span text:style-name="Source_20_Text"><text:span text:style-name="T16">isAsync</text:span></text:span><text:span text:style-name="Source_20_Text"><text:span text:style-name="T38">Fn</text:span></text:span><text:span text:style-name="Source_20_Text"><text:span text:style-name="T16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6">);</text:span></text:span></text:p>
            <text:p text:style-name="P9"><text:span text:style-name="Source_20_Text"><text:span text:style-name="T31">isAsyncGeneratorF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1">);</text:span></text:span></text:p>
            <text:p text:style-name="P9"><text:span text:style-name="Source_20_Text"><text:span text:style-name="T16">isObjec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16">isPlainObject(value)</text:span></text:span></text:p>
            <text:p text:style-name="P9"><text:span text:style-name="Source_20_Text"><text:span text:style-name="T31">isProxy(value);</text:span></text:span></text:p>
            <text:p text:style-name="P9"><text:span text:style-name="Source_20_Text"><text:span text:style-name="T16">isElemen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6">);</text:span></text:span></text:p>
            <text:p text:style-name="P9"><text:span text:style-name="Source_20_Text"><text:span text:style-name="T31">isRegexp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31">);</text:span></text:span></text:p>
            <text:p text:style-name="P9"><text:span text:style-name="Source_20_Text"><text:span text:style-name="T16">isArraylike(value);</text:span></text:span></text:p>
            <text:p text:style-name="P9"><text:span text:style-name="Source_20_Text"><text:span text:style-name="T16">isTypedArray(value);</text:span></text:span></text:p>
            <text:p text:style-name="P9"><text:span text:style-name="Source_20_Text"><text:span text:style-name="T16">isIterator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6">);</text:span></text:span></text:p>
            <text:p text:style-name="P9"><text:span text:style-name="Source_20_Text"><text:span text:style-name="T16">isIterable(v</text:span></text:span><text:span text:style-name="Source_20_Text"><text:span text:style-name="T39">a</text:span></text:span><text:span text:style-name="Source_20_Text"><text:span text:style-name="T40">lue</text:span></text:span><text:span text:style-name="Source_20_Text"><text:span text:style-name="T16">);</text:span></text:span></text:p>
            <text:p text:style-name="P9"><text:span text:style-name="Source_20_Text"><text:span text:style-name="T16">isCoercedObject</text:span></text:span><text:span text:style-name="Source_20_Text"><text:span text:style-name="T41">(object);</text:span></text:span></text:p>
            <text:p text:style-name="P10"><text:span text:style-name="Source_20_Text"><text:span text:style-name="T42">isDeepStrictEqual(v</text:span></text:span><text:span text:style-name="Source_20_Text"><text:span text:style-name="T43">al</text:span></text:span><text:span text:style-name="Source_20_Text"><text:span text:style-name="T44">ue</text:span></text:span><text:span text:style-name="Source_20_Text"><text:span text:style-name="T42">1,v</text:span></text:span><text:span text:style-name="Source_20_Text"><text:span text:style-name="T43">al</text:span></text:span><text:span text:style-name="Source_20_Text"><text:span text:style-name="T44">ue</text:span></text:span><text:span text:style-name="Source_20_Text"><text:span text:style-name="T42">2);</text:span></text:span></text:p>
            <text:p text:style-name="P9"><text:span text:style-name="Source_20_Text"><text:span text:style-name="T16">isEmpty</text:span></text:span><text:span text:style-name="Source_20_Text"><text:span text:style-name="T42">Value</text:span></text:span><text:span text:style-name="Source_20_Text"><text:span text:style-name="T16">(value);</text:span></text:span></text:p>
            <text:p text:style-name="P11"><text:span text:style-name="Source_20_Text"><text:span text:style-name="T45">isIndex(v</text:span></text:span><text:span text:style-name="Source_20_Text"><text:span text:style-name="T46">alu</text:span></text:span><text:span text:style-name="Source_20_Text"><text:span text:style-name="T47">e</text:span></text:span><text:span text:style-name="Source_20_Text"><text:span text:style-name="T45">);</text:span></text:span></text:p>
            <text:p text:style-name="P11"><text:span text:style-name="Source_20_Text"><text:span text:style-name="T48">to</text:span></text:span><text:span text:style-name="Source_20_Text"><text:span text:style-name="T45">Index(va</text:span></text:span><text:span text:style-name="Source_20_Text"><text:span text:style-name="T49">lue</text:span></text:span><text:span text:style-name="Source_20_Text"><text:span text:style-name="T45">);</text:span></text:span></text:p>
            <text:p text:style-name="P12"><text:span text:style-name="Source_20_Text"><text:span text:style-name="T46">isLength</text:span></text:span><text:span text:style-name="Source_20_Text"><text:span text:style-name="T45">(v</text:span></text:span><text:span text:style-name="Source_20_Text"><text:span text:style-name="T46">al</text:span></text:span><text:span text:style-name="Source_20_Text"><text:span text:style-name="T47">ue</text:span></text:span><text:span text:style-name="Source_20_Text"><text:span text:style-name="T45">);</text:span></text:span></text:p>
            <text:p text:style-name="P12"><text:span text:style-name="Source_20_Text"><text:span text:style-name="T50">toLength(value);</text:span></text:span></text:p>
            <text:p text:style-name="P13"><text:span text:style-name="Source_20_Text"><text:span text:style-name="T51">isPropertyKey(v</text:span></text:span><text:span text:style-name="Source_20_Text"><text:span text:style-name="T52">alu</text:span></text:span><text:span text:style-name="Source_20_Text"><text:span text:style-name="T53">e</text:span></text:span><text:span text:style-name="Source_20_Text"><text:span text:style-name="T51">);</text:span></text:span></text:p>
            <text:p text:style-name="P13"><text:span text:style-name="Source_20_Text"><text:span text:style-name="T51">toPropertyKey(v</text:span></text:span><text:span text:style-name="Source_20_Text"><text:span text:style-name="T53">alue</text:span></text:span><text:span text:style-name="Source_20_Text"><text:span text:style-name="T51">);</text:span></text:span></text:p>
            <text:p text:style-name="P14"><text:span text:style-name="Source_20_Text"><text:span text:style-name="T54">toPrimitive</text:span></text:span><text:span text:style-name="Source_20_Text"><text:span text:style-name="T55">Value</text:span></text:span><text:span text:style-name="Source_20_Text"><text:span text:style-name="T54">(valu</text:span></text:span><text:span text:style-name="Source_20_Text"><text:span text:style-name="T56">e</text:span></text:span><text:span text:style-name="Source_20_Text"><text:span text:style-name="T54">);</text:span></text:span></text:p>
          </table:table-cell>
          <table:table-cell table:style-name="Table1.C2" table:number-rows-spanned="3" office:value-type="string">
            <text:p text:style-name="P15"><text:span text:style-name="Source_20_Text"><text:span text:style-name="T16">qsa(selector[,context]).forEach(c</text:span></text:span><text:span text:style-name="Source_20_Text"><text:span text:style-name="T57">a</text:span></text:span><text:span text:style-name="Source_20_Text"><text:span text:style-name="T58">llback</text:span></text:span><text:span text:style-name="Source_20_Text"><text:span text:style-name="T16">);</text:span></text:span></text:p>
            <text:p text:style-name="P15"><text:span text:style-name="Source_20_Text"><text:span text:style-name="T16">qs(selector[,context]);</text:span></text:span></text:p>
            <text:p text:style-name="P15"><text:span text:style-name="Source_20_Text"><text:span text:style-name="T16">domReady(c</text:span></text:span><text:span text:style-name="Source_20_Text"><text:span text:style-name="T57">allback</text:span></text:span><text:span text:style-name="Source_20_Text"><text:span text:style-name="T16">);</text:span></text:span></text:p>
            <text:p text:style-name="P15"><text:span text:style-name="Source_20_Text"><text:span text:style-name="T59">domClear(e</text:span></text:span><text:span text:style-name="Source_20_Text"><text:span text:style-name="T60">lement</text:span></text:span><text:span text:style-name="Source_20_Text"><text:span text:style-name="T59">);</text:span></text:span></text:p>
            <text:p text:style-name="P15"><text:span text:style-name="Source_20_Text"><text:span text:style-name="T16">domCreate(type[,properties[,innerHTML]]);</text:span></text:span></text:p>
            <text:p text:style-name="P15"><text:span text:style-name="Source_20_Text"><text:span text:style-name="T16">domCreate(</text:span></text:span><text:bookmark text:name="result_box Copy 1"/><text:span text:style-name="Source_20_Text"><text:span text:style-name="T16">element descriptive object);</text:span></text:span></text:p>
            <text:p text:style-name="P15"><text:span text:style-name="Source_20_Text"><text:span text:style-name="T16">domToElement(</text:span></text:span><text:bookmark text:name="result_box1 Copy 1"/><text:span text:style-name="Source_20_Text"><text:span text:style-name="T16">htmlString);</text:span></text:span></text:p>
            <text:p text:style-name="P15"><text:span text:style-name="Source_20_Text"><text:span text:style-name="T16">domGetCSS(element</text:span></text:span><text:span text:style-name="Source_20_Text"><text:span text:style-name="T61">[</text:span></text:span><text:span text:style-name="Source_20_Text"><text:span text:style-name="T16">,property</text:span></text:span><text:span text:style-name="Source_20_Text"><text:span text:style-name="T62">]</text:span></text:span><text:span text:style-name="Source_20_Text"><text:span text:style-name="T16">);</text:span></text:span></text:p>
            <text:p text:style-name="P15"><text:span text:style-name="Source_20_Text"><text:span text:style-name="T16">domSetCSS(element,property,value);</text:span></text:span></text:p>
            <text:p text:style-name="P15"><text:span text:style-name="Source_20_Text"><text:span text:style-name="T16">domSetCSS(element,properties);</text:span></text:span></text:p>
            <text:p text:style-name="P15"><text:span text:style-name="Source_20_Text"><text:span text:style-name="T16">domFadeIn(element[,duration[,display]]);</text:span></text:span></text:p>
            <text:p text:style-name="P15"><text:span text:style-name="Source_20_Text"><text:span text:style-name="T16">domFadeOut(element[,duration]); </text:span></text:span></text:p>
            <text:p text:style-name="P15"><text:span text:style-name="Source_20_Text"><text:span text:style-name="T16">domFadeToggle(eleme</text:span></text:span><text:span text:style-name="Source_20_Text"><text:span text:style-name="T63">nt</text:span></text:span><text:span text:style-name="Source_20_Text"><text:span text:style-name="T16">[,duration[,display]]);</text:span></text:span></text:p>
            <text:p text:style-name="P15"><text:span text:style-name="Source_20_Text"><text:span text:style-name="T16">domShow(element[,display]);</text:span></text:span></text:p>
            <text:p text:style-name="P15"><text:span text:style-name="Source_20_Text"><text:span text:style-name="T16">domHide(e</text:span></text:span><text:span text:style-name="Source_20_Text"><text:span text:style-name="T64">le</text:span></text:span><text:span text:style-name="Source_20_Text"><text:span text:style-name="T65">ment</text:span></text:span><text:span text:style-name="Source_20_Text"><text:span text:style-name="T16">);</text:span></text:span></text:p>
            <text:p text:style-name="P15"><text:span text:style-name="Source_20_Text"><text:span text:style-name="T16">domToggle(element[,display]);</text:span></text:span></text:p>
            <text:p text:style-name="P15"><text:span text:style-name="Source_20_Text"><text:span text:style-name="T16">domIsHidden(element);</text:span></text:span></text:p>
            <text:p text:style-name="P15"><text:span text:style-name="Source_20_Text"><text:span text:style-name="T66">domScrollToTop();</text:span></text:span><text:span text:style-name="Source_20_Text"><text:span text:style-name="T67"> </text:span></text:span><text:span text:style-name="Source_20_Text"><text:span text:style-name="T68">and </text:span></text:span><text:span text:style-name="Source_20_Text"><text:span text:style-name="T69">domScrollToBottom();</text:span></text:span></text:p>
            <text:p text:style-name="P15"><text:span text:style-name="Source_20_Text"><text:span text:style-name="T16">domScrollToElement(element[,top=true]);<text:line-break/>domSiblings(element);</text:span></text:span></text:p>
            <text:p text:style-name="P15"><text:span text:style-name="Source_20_Text"><text:span text:style-name="T16">domSiblingsPrev(element);</text:span></text:span></text:p>
            <text:p text:style-name="P15"><text:span text:style-name="Source_20_Text"><text:span text:style-name="T16">domSiblings</text:span></text:span><text:span text:style-name="Source_20_Text"><text:span text:style-name="T70">Left</text:span></text:span><text:span text:style-name="Source_20_Text"><text:span text:style-name="T16">(element);</text:span></text:span></text:p>
            <text:p text:style-name="P15"><text:span text:style-name="Source_20_Text"><text:span text:style-name="T16">domSiblingsNext(element);</text:span></text:span></text:p>
            <text:p text:style-name="P15"><text:span text:style-name="Source_20_Text"><text:span text:style-name="T16">domSiblings</text:span></text:span><text:span text:style-name="Source_20_Text"><text:span text:style-name="T70">Right</text:span></text:span><text:span text:style-name="Source_20_Text"><text:span text:style-name="T16">(element);</text:span></text:span></text:p>
            <text:p text:style-name="P15"><text:span text:style-name="Source_20_Text"><text:span text:style-name="T71">domGetC</text:span></text:span><text:span text:style-name="Source_20_Text"><text:span text:style-name="T72">SS</text:span></text:span><text:span text:style-name="Source_20_Text"><text:span text:style-name="T71">Var(name);</text:span></text:span></text:p>
            <text:p text:style-name="P15"><text:span text:style-name="Source_20_Text"><text:span text:style-name="T16">domSetC</text:span></text:span><text:span text:style-name="Source_20_Text"><text:span text:style-name="T72">SS</text:span></text:span><text:span text:style-name="Source_20_Text"><text:span text:style-name="T16">Var(</text:span></text:span><text:span text:style-name="Source_20_Text"><text:span text:style-name="T71">n</text:span></text:span><text:span text:style-name="Source_20_Text"><text:span text:style-name="T16">a</text:span></text:span><text:span text:style-name="Source_20_Text"><text:span text:style-name="T71">me</text:span></text:span><text:span text:style-name="Source_20_Text"><text:span text:style-name="T16">,</text:span></text:span><text:span text:style-name="Source_20_Text"><text:span text:style-name="T71">v</text:span></text:span><text:span text:style-name="Source_20_Text"><text:span text:style-name="T16">a</text:span></text:span><text:span text:style-name="Source_20_Text"><text:span text:style-name="T71">lue</text:span></text:span><text:span text:style-name="Source_20_Text"><text:span text:style-name="T16">);</text:span></text:span></text:p>
            <text:p text:style-name="P15"><text:span text:style-name="Source_20_Text"><text:span text:style-name="T16">importScript(script1[,scriptN]);</text:span></text:span></text:p>
            <text:p text:style-name="P15"><text:span text:style-name="Source_20_Text"><text:span text:style-name="T16">importStyle(style1[,styleN]);</text:span></text:span></text:p>
            <text:p text:style-name="P16"><text:span text:style-name="Source_20_Text"><text:span text:style-name="T16">setFullscreenOn(selector</text:span></text:span><text:span text:style-name="Source_20_Text"><text:span text:style-name="T73">);</text:span></text:span></text:p>
            <text:p text:style-name="P16"><text:span text:style-name="Source_20_Text"><text:span text:style-name="T16">setFullscreenOn(element);</text:span></text:span></text:p>
            <text:p text:style-name="P15"><text:span text:style-name="Source_20_Text"><text:span text:style-name="T16">setFullscreenOff();</text:span></text:span></text:p>
            <text:p text:style-name="P17"><text:span text:style-name="Source_20_Text"><text:span text:style-name="T16">getFullscreen();<text:line-break/>form2array(form);</text:span></text:span></text:p>
            <text:p text:style-name="P17"><text:span text:style-name="Source_20_Text"><text:span text:style-name="T16">form2string(form);</text:span></text:span></text:p>
            <text:p text:style-name="P15"><text:span text:style-name="Source_20_Text"><text:span text:style-name="T16">getDoNotTrack();</text:span></text:span></text:p>
            <text:p text:style-name="P17"><text:span text:style-name="Source_20_Text"><text:span text:style-name="T16">getLocation(success[,error]);</text:span></text:span></text:p>
            <text:p text:style-name="P17"><text:span text:style-name="Source_20_Text"><text:span text:style-name="T16">createFile(filename,content[,dType]);</text:span></text:span></text:p>
          </table:table-cell>
        </table:table-row>
        <table:table-row>
          <table:table-cell table:style-name="Table1.A3" office:value-type="string">
            <text:p text:style-name="P6"><text:span text:style-name="Source_20_Text"><text:span text:style-name="T9">BASE16; BASE</text:span></text:span><text:span text:style-name="Source_20_Text"><text:span text:style-name="T74">32; BASE36; BASE58; BASE62;</text:span></text:span></text:p>
            <text:p text:style-name="P6"><text:span text:style-name="Source_20_Text"><text:span text:style-name="T74">WORDSAFEALPHABET;</text:span></text:span>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4" office:value-type="string">
            <text:p text:style-name="P6"><text:span text:style-name="Source_20_Text"><text:span text:style-name="T16">javaHash(data[,hexa</text:span></text:span><text:span text:style-name="Source_20_Text"><text:span text:style-name="T75">decimal</text:span></text:span><text:span text:style-name="Source_20_Text"><text:span text:style-name="T16"> </text:span></text:span><text:span text:style-name="Source_20_Text"><text:span text:style-name="T76">= false</text:span></text:span><text:span text:style-name="Source_20_Text"><text:span text:style-name="T16">]);<text:line-break/>b64Encode(string); </text:span></text:span></text:p>
            <text:p text:style-name="P6"><text:span text:style-name="Source_20_Text"><text:span text:style-name="T16">b64Decode(s</text:span></text:span><text:span text:style-name="Source_20_Text"><text:span text:style-name="T64">tri</text:span></text:span><text:span text:style-name="Source_20_Text"><text:span text:style-name="T26">ng</text:span></text:span><text:span text:style-name="Source_20_Text"><text:span text:style-name="T16">);</text:span></text:span></text:p>
            <text:p text:style-name="P6"><text:span text:style-name="Source_20_Text"><text:span text:style-name="T16">extend([deep,]target,source1[,s</text:span></text:span><text:span text:style-name="Source_20_Text"><text:span text:style-name="T75">ou</text:span></text:span><text:span text:style-name="Source_20_Text"><text:span text:style-name="T16">rc</text:span></text:span><text:span text:style-name="Source_20_Text"><text:span text:style-name="T75">e</text:span></text:span><text:span text:style-name="Source_20_Text"><text:span text:style-name="T16">N]);</text:span></text:span></text:p>
            <text:p text:style-name="P6"><text:span text:style-name="Source_20_Text"><text:span text:style-name="T16">sizeIn(o</text:span></text:span><text:span text:style-name="Source_20_Text"><text:span text:style-name="T77">bje</text:span></text:span><text:span text:style-name="Source_20_Text"><text:span text:style-name="T78">ct</text:span></text:span><text:span text:style-name="Source_20_Text"><text:span text:style-name="T16">);<text:line-break/></text:span></text:span><text:span text:style-name="Source_20_Text"><text:span text:style-name="T79">popIn(o</text:span></text:span><text:span text:style-name="Source_20_Text"><text:span text:style-name="T80">bje</text:span></text:span><text:span text:style-name="Source_20_Text"><text:span text:style-name="T81">ct</text:span></text:span><text:span text:style-name="Source_20_Text"><text:span text:style-name="T79">,p</text:span></text:span><text:span text:style-name="Source_20_Text"><text:span text:style-name="T80">rope</text:span></text:span><text:span text:style-name="Source_20_Text"><text:span text:style-name="T81">rty</text:span></text:span><text:span text:style-name="Source_20_Text"><text:span text:style-name="T79">); </text:span></text:span></text:p>
            <text:p text:style-name="P16"><text:span text:style-name="Source_20_Text"><text:span text:style-name="T16">forIn(o</text:span></text:span><text:span text:style-name="Source_20_Text"><text:span text:style-name="T80">bje</text:span></text:span><text:span text:style-name="Source_20_Text"><text:span text:style-name="T81">ct</text:span></text:span><text:span text:style-name="Source_20_Text"><text:span text:style-name="T16">,c</text:span></text:span><text:span text:style-name="Source_20_Text"><text:span text:style-name="T80">a</text:span></text:span><text:span text:style-name="Source_20_Text"><text:span text:style-name="T81">llback</text:span></text:span><text:span text:style-name="Source_20_Text"><text:span text:style-name="T16">);</text:span></text:span></text:p>
            <text:p text:style-name="P6"><text:span text:style-name="Source_20_Text"><text:span text:style-name="T16">f</text:span></text:span><text:span text:style-name="Source_20_Text"><text:span text:style-name="T82">ilter</text:span></text:span><text:span text:style-name="Source_20_Text"><text:span text:style-name="T16">In(o</text:span></text:span><text:span text:style-name="Source_20_Text"><text:span text:style-name="T83">bje</text:span></text:span><text:span text:style-name="Source_20_Text"><text:span text:style-name="T84">ct</text:span></text:span><text:span text:style-name="Source_20_Text"><text:span text:style-name="T16">,c</text:span></text:span><text:span text:style-name="Source_20_Text"><text:span text:style-name="T84">allback</text:span></text:span><text:span text:style-name="Source_20_Text"><text:span text:style-name="T16">);</text:span></text:span></text:p>
            <text:p text:style-name="P6"><text:span text:style-name="Source_20_Text"><text:span text:style-name="T16">delay(mi</text:span></text:span><text:span text:style-name="Source_20_Text"><text:span text:style-name="T85">lis</text:span></text:span><text:span text:style-name="Source_20_Text"><text:span text:style-name="T16">e</text:span></text:span><text:span text:style-name="Source_20_Text"><text:span text:style-name="T85">c</text:span></text:span><text:span text:style-name="Source_20_Text"><text:span text:style-name="T16">).then(callback);</text:span></text:span></text:p>
            <text:p text:style-name="P6"><text:span text:style-name="Source_20_Text"><text:span text:style-name="T86">sleep</text:span></text:span><text:span text:style-name="Source_20_Text"><text:span text:style-name="T16">(mi</text:span></text:span><text:span text:style-name="Source_20_Text"><text:span text:style-name="T85">lis</text:span></text:span><text:span text:style-name="Source_20_Text"><text:span text:style-name="T16">e</text:span></text:span><text:span text:style-name="Source_20_Text"><text:span text:style-name="T85">c</text:span></text:span><text:span text:style-name="Source_20_Text"><text:span text:style-name="T16">).then(callback);</text:span></text:span></text:p>
            <text:p text:style-name="P18"><text:span text:style-name="Source_20_Text"><text:span text:style-name="T87">createPolyfillMethod(o</text:span></text:span><text:span text:style-name="Source_20_Text"><text:span text:style-name="T88">b</text:span></text:span><text:span text:style-name="Source_20_Text"><text:span text:style-name="T89">ject</text:span></text:span><text:span text:style-name="Source_20_Text"><text:span text:style-name="T87">,</text:span></text:span><text:span text:style-name="Source_20_Text"><text:span text:style-name="T90">prop</text:span></text:span><text:span text:style-name="Source_20_Text"><text:span text:style-name="T87">,v</text:span></text:span><text:span text:style-name="Source_20_Text"><text:span text:style-name="T91">alu</text:span></text:span><text:span text:style-name="Source_20_Text"><text:span text:style-name="T92">e</text:span></text:span><text:span text:style-name="Source_20_Text"><text:span text:style-name="T87">);</text:span></text:span></text:p>
            <text:p text:style-name="P18"><text:span text:style-name="Source_20_Text"><text:span text:style-name="T87">createPolyfillProperty(o</text:span></text:span><text:span text:style-name="Source_20_Text"><text:span text:style-name="T88">b</text:span></text:span><text:span text:style-name="Source_20_Text"><text:span text:style-name="T89">ject</text:span></text:span><text:span text:style-name="Source_20_Text"><text:span text:style-name="T87">,</text:span></text:span><text:span text:style-name="Source_20_Text"><text:span text:style-name="T90">prop</text:span></text:span><text:span text:style-name="Source_20_Text"><text:span text:style-name="T87">,v</text:span></text:span><text:span text:style-name="Source_20_Text"><text:span text:style-name="T93">alu</text:span></text:span><text:span text:style-name="Source_20_Text"><text:span text:style-name="T94">e</text:span></text:span><text:span text:style-name="Source_20_Text"><text:span text:style-name="T87">);</text:span></text:span></text:p>
            <text:p text:style-name="P19"><text:span text:style-name="Source_20_Text"><text:span text:style-name="T95">d</text:span></text:span><text:span text:style-name="Source_20_Text"><text:span text:style-name="T87">eletePropertyOrThrow</text:span></text:span><text:span text:style-name="Source_20_Text"><text:span text:style-name="T96">(o</text:span></text:span><text:span text:style-name="Source_20_Text"><text:span text:style-name="T88">b</text:span></text:span><text:span text:style-name="Source_20_Text"><text:span text:style-name="T89">ject</text:span></text:span><text:span text:style-name="Source_20_Text"><text:span text:style-name="T96">,p</text:span></text:span><text:span text:style-name="Source_20_Text"><text:span text:style-name="T97">ro</text:span></text:span><text:span text:style-name="Source_20_Text"><text:span text:style-name="T98">perty</text:span></text:span><text:span text:style-name="Source_20_Text"><text:span text:style-name="T96">);</text:span></text:span></text:p>
            <text:p text:style-name="P6"><text:span text:style-name="Source_20_Text"><text:span text:style-name="T16">randomBoolean</text:span></text:span><text:span text:style-name="Source_20_Text"><text:span text:style-name="T99">();</text:span></text:span></text:p>
            <text:p text:style-name="P6"><text:span text:style-name="Source_20_Text"><text:span text:style-name="T100">r</text:span></text:span><text:span text:style-name="Source_20_Text"><text:span text:style-name="T99">andomUUIDv7</text:span></text:span><text:span text:style-name="Source_20_Text"><text:span text:style-name="T101">(); </text:span></text:span></text:p>
            <text:p text:style-name="P6"><text:span text:style-name="Source_20_Text"><text:span text:style-name="T102">timestampID([size=21[,alphabet=</text:span></text:span><text:span text:style-name="Source_20_Text"><text:span text:style-name="T86">"ABCDEFGHIJKLMNOPQRSTUVWXYZabcdefghijklmnopqrstuvwxyz0123456789_-"</text:span></text:span><text:span text:style-name="Source_20_Text"><text:span text:style-name="T102">]]);</text:span></text:span></text:p>
            <text:p text:style-name="P6"><text:span text:style-name="Source_20_Text"><text:span text:style-name="T9">nanoid([size=21[,alphabet="123456789ABCDEFGHJKLMNPQRSTUVWXYZabcdefghijkmnopqrstuvwxyz"]]);</text:span></text:span></text:p>
            <text:p text:style-name="P6"><text:span text:style-name="Source_20_Text"><text:span text:style-name="T16">getUrlVars([str=location.search]);</text:span></text:span></text:p>
            <text:p text:style-name="P6"><text:span text:style-name="Source_20_Text"><text:span text:style-name="T16">obj2string(object);</text:span></text:span></text:p>
            <text:p text:style-name="P6"><text:span text:style-name="Source_20_Text"><text:span text:style-name="T103">classof</text:span></text:span><text:span text:style-name="Source_20_Text"><text:span text:style-name="T16">(</text:span></text:span><text:span text:style-name="Source_20_Text"><text:span text:style-name="T104">value</text:span></text:span><text:span text:style-name="Source_20_Text"><text:span text:style-name="T16">[,</text:span></text:span><text:span text:style-name="Source_20_Text"><text:span text:style-name="T105">class</text:span></text:span><text:span text:style-name="Source_20_Text"><text:span text:style-name="T16">[,throw=false]</text:span></text:span><text:span text:style-name="Source_20_Text"><text:span text:style-name="T106">]</text:span></text:span><text:span text:style-name="Source_20_Text"><text:span text:style-name="T16">);</text:span></text:span></text:p>
            <text:p text:style-name="P6"><text:span text:style-name="Source_20_Text"><text:span text:style-name="T107">ge</text:span></text:span><text:span text:style-name="Source_20_Text"><text:span text:style-name="T103">t</text:span></text:span><text:span text:style-name="Source_20_Text"><text:span text:style-name="T107">Type</text:span></text:span><text:span text:style-name="Source_20_Text"><text:span text:style-name="T16">(</text:span></text:span><text:span text:style-name="Source_20_Text"><text:span text:style-name="T104">value</text:span></text:span><text:span text:style-name="Source_20_Text"><text:span text:style-name="T16">[,</text:span></text:span><text:span text:style-name="Source_20_Text"><text:span text:style-name="T105">class</text:span></text:span><text:span text:style-name="Source_20_Text"><text:span text:style-name="T16">[,throw=false]</text:span></text:span><text:span text:style-name="Source_20_Text"><text:span text:style-name="T106">]</text:span></text:span><text:span text:style-name="Source_20_Text"><text:span text:style-name="T16">);</text:span></text:span></text:p>
            <text:p text:style-name="P20"><text:span text:style-name="Source_20_Text"><text:span text:style-name="T87">toObject(v</text:span></text:span><text:span text:style-name="Source_20_Text"><text:span text:style-name="T108">alu</text:span></text:span><text:span text:style-name="Source_20_Text"><text:span text:style-name="T109">e</text:span></text:span><text:span text:style-name="Source_20_Text"><text:span text:style-name="T87">);</text:span></text:span></text:p>
            <text:p text:style-name="P6"><text:span text:style-name="Source_20_Text"><text:span text:style-name="T16">bind(</text:span></text:span><text:span text:style-name="Source_20_Text"><text:span text:style-name="T81">function</text:span></text:span><text:span text:style-name="Source_20_Text"><text:span text:style-name="T16">,context);</text:span></text:span></text:p>
            <text:p text:style-name="P6"><text:span text:style-name="Source_20_Text"><text:span text:style-name="T110">unBind</text:span></text:span><text:span text:style-name="Source_20_Text"><text:span text:style-name="T111">(</text:span></text:span><text:span text:style-name="Source_20_Text"><text:span text:style-name="T112">f</text:span></text:span><text:span text:style-name="Source_20_Text"><text:span text:style-name="T113">unction</text:span></text:span><text:span text:style-name="Source_20_Text"><text:span text:style-name="T111">);</text:span></text:span></text:p>
            <text:p text:style-name="P6"><text:span text:style-name="Source_20_Text"><text:span text:style-name="T16">constant(value);</text:span></text:span></text:p>
            <text:p text:style-name="P21"><text:span text:style-name="Source_20_Text"><text:span text:style-name="T114">identity(value);</text:span></text:span></text:p>
            <text:p text:style-name="P21"><text:span text:style-name="Source_20_Text"><text:span text:style-name="T16">noop();</text:span></text:span></text:p>
            <text:p text:style-name="P6"><text:span text:style-name="Source_20_Text"><text:span text:style-name="T16">T();</text:span></text:span><text:span text:style-name="Source_20_Text"><text:span text:style-name="T115"> </text:span></text:span><text:span text:style-name="Source_20_Text"><text:span text:style-name="T116">and </text:span></text:span><text:span text:style-name="Source_20_Text"><text:span text:style-name="T16">F(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22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String API</text:p>
          </table:table-cell>
          <table:table-cell table:style-name="Table5.A1" office:value-type="string">
            <text:p text:style-name="P24"><text:span text:style-name="Source_20_Text"><text:span text:style-name="T117">Assertion</text:span></text:span><text:span text:style-name="Source_20_Text"><text:span text:style-name="T118"> API</text:span></text:span></text:p>
          </table:table-cell>
          <table:table-cell table:style-name="Table5.C1" office:value-type="string">
            <text:p text:style-name="P25">Math API</text:p>
          </table:table-cell>
        </table:table-row>
        <table:table-row table:style-name="Table5.2">
          <table:table-cell table:style-name="Table5.A2" office:value-type="string">
            <text:p text:style-name="P6"><text:span text:style-name="Source_20_Text"><text:span text:style-name="T16"/></text:span></text:p>
            <text:p text:style-name="P6"><text:span text:style-name="Source_20_Text"><text:span text:style-name="T16">strProper</text:span></text:span><text:span text:style-name="Source_20_Text"><text:span text:style-name="T119">c</text:span></text:span><text:span text:style-name="Source_20_Text"><text:span text:style-name="T16">as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 </text:span></text:span></text:p>
            <text:p text:style-name="P6"><text:span text:style-name="Source_20_Text"><text:span text:style-name="T122"/></text:span></text:p>
            <text:p text:style-name="P6"><text:span text:style-name="Source_20_Text"><text:span text:style-name="T122">s</text:span></text:span><text:span text:style-name="Source_20_Text"><text:span text:style-name="T16">tr</text:span></text:span><text:span text:style-name="Source_20_Text"><text:span text:style-name="T123">T</text:span></text:span><text:span text:style-name="Source_20_Text"><text:span text:style-name="T124">itle</text:span></text:span><text:span text:style-name="Source_20_Text"><text:span text:style-name="T119">c</text:span></text:span><text:span text:style-name="Source_20_Text"><text:span text:style-name="T16">as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apitaliz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25"/></text:span></text:p>
            <text:p text:style-name="P6"><text:span text:style-name="Source_20_Text"><text:span text:style-name="T125">strTruncate(st</text:span></text:span><text:span text:style-name="Source_20_Text"><text:span text:style-name="T126">ring</text:span></text:span><text:span text:style-name="Source_20_Text"><text:span text:style-name="T125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UpFirst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DownFirst(s</text:span></text:span><text:span text:style-name="Source_20_Text"><text:span text:style-name="T127">tri</text:span></text:span><text:span text:style-name="Source_20_Text"><text:span text:style-name="T8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Reverse(s</text:span></text:span><text:span text:style-name="Source_20_Text"><text:span text:style-name="T39">t</text:span></text:span><text:span text:style-name="Source_20_Text"><text:span text:style-name="T121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CodePoints(s</text:span></text:span><text:span text:style-name="Source_20_Text"><text:span text:style-name="T128">t</text:span></text:span><text:span text:style-name="Source_20_Text"><text:span text:style-name="T126">ri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FromCodePoints(i</text:span></text:span><text:span text:style-name="Source_20_Text"><text:span text:style-name="T129">terator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At(s</text:span></text:span><text:span text:style-name="Source_20_Text"><text:span text:style-name="T130">tri</text:span></text:span><text:span text:style-name="Source_20_Text"><text:span text:style-name="T131">ng</text:span></text:span><text:span text:style-name="Source_20_Text"><text:span text:style-name="T16">,index[,newChar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Splice(</text:span></text:span><text:span text:style-name="Source_20_Text"><text:span text:style-name="T130">str</text:span></text:span><text:span text:style-name="Source_20_Text"><text:span text:style-name="T43">ing</text:span></text:span><text:span text:style-name="Source_20_Text"><text:span text:style-name="T16">,index,count[,add</text:span></text:span><text:span text:style-name="Source_20_Text"><text:span text:style-name="T132">]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</text:span></text:span><text:span text:style-name="Source_20_Text"><text:span text:style-name="T133">HTML</text:span></text:span><text:span text:style-name="Source_20_Text"><text:span text:style-name="T16">RemoveTags(string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HTMLEscap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  <text:p text:style-name="P6"><text:span text:style-name="Source_20_Text"><text:span text:style-name="T16"/></text:span></text:p>
            <text:p text:style-name="P6"><text:span text:style-name="Source_20_Text"><text:span text:style-name="T16">strHTML</text:span></text:span><text:span text:style-name="Source_20_Text"><text:span text:style-name="T134">Un</text:span></text:span><text:span text:style-name="Source_20_Text"><text:span text:style-name="T16">Escape(s</text:span></text:span><text:span text:style-name="Source_20_Text"><text:span text:style-name="T120">tri</text:span></text:span><text:span text:style-name="Source_20_Text"><text:span text:style-name="T121">ng</text:span></text:span><text:span text:style-name="Source_20_Text"><text:span text:style-name="T16">);</text:span></text:span></text:p>
          </table:table-cell>
          <table:table-cell table:style-name="Table5.B2" office:value-type="string">
            <text:p text:style-name="P26"><text:span text:style-name="Source_20_Text"><text:span text:style-name="T135"/></text:span></text:p>
            <text:p text:style-name="P27"><text:span text:style-name="Source_20_Text"><text:span text:style-name="T126">a</text:span></text:span><text:span text:style-name="Source_20_Text"><text:span text:style-name="T16">ssert</text:span></text:span><text:span text:style-name="Source_20_Text"><text:span text:style-name="T126">(condition[,message]);</text:span></text:span></text:p>
            <text:p text:style-name="P27"><text:span text:style-name="Source_20_Text"><text:span text:style-name="T126">assertTrue(condition[,message]);</text:span></text:span></text:p>
            <text:p text:style-name="P27"><text:span text:style-name="Source_20_Text"><text:span text:style-name="T126"/></text:span></text:p>
            <text:p text:style-name="P27"><text:span text:style-name="Source_20_Text"><text:span text:style-name="T126">assertFalse(condition[,message]);</text:span></text:span></text:p>
            <text:p text:style-name="P27"><text:span text:style-name="Source_20_Text"><text:span text:style-name="T126"/></text:span></text:p>
            <text:p text:style-name="P28"><text:span text:style-name="Source_20_Text"><text:span text:style-name="T126">assertEqual(value1,value2[,message]);</text:span></text:span></text:p>
            <text:p text:style-name="P29"><text:span text:style-name="Source_20_Text"><text:span text:style-name="T126"/></text:span></text:p>
            <text:p text:style-name="P29"><text:span text:style-name="Source_20_Text"><text:span text:style-name="T126">assertNotEqual</text:span></text:span><text:span text:style-name="Source_20_Text"><text:span text:style-name="T136">(</text:span></text:span><text:span text:style-name="Source_20_Text"><text:span text:style-name="T126">value1,value2[,message]);</text:span></text:span></text:p>
            <text:p text:style-name="P29"><text:span text:style-name="Source_20_Text"><text:span text:style-name="T126"/></text:span></text:p>
            <text:p text:style-name="P28"><text:span text:style-name="Source_20_Text"><text:span text:style-name="T126">assertStrict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9"><text:span text:style-name="Source_20_Text"><text:span text:style-name="T126"/></text:span></text:p>
            <text:p text:style-name="P29"><text:span text:style-name="Source_20_Text"><text:span text:style-name="T126">assertNotStrict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9"><text:span text:style-name="Source_20_Text"><text:span text:style-name="T126"/></text:span></text:p>
            <text:p text:style-name="P28"><text:span text:style-name="Source_20_Text"><text:span text:style-name="T126">assertDeep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9"><text:span text:style-name="Source_20_Text"><text:span text:style-name="T126"/></text:span></text:p>
            <text:p text:style-name="P29"><text:span text:style-name="Source_20_Text"><text:span text:style-name="T126">assertNotDeep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9"><text:span text:style-name="Source_20_Text"><text:span text:style-name="T126"/></text:span></text:p>
            <text:p text:style-name="P28"><text:span text:style-name="Source_20_Text"><text:span text:style-name="T126">assertDeepStrict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8"><text:span text:style-name="Source_20_Text"><text:span text:style-name="T126"/></text:span></text:p>
            <text:p text:style-name="P28"><text:span text:style-name="Source_20_Text"><text:span text:style-name="T126">assertNotDeepStrictEqual</text:span></text:span><text:span text:style-name="Source_20_Text"><text:span text:style-name="T137">(</text:span></text:span><text:span text:style-name="Source_20_Text"><text:span text:style-name="T126">value1,value2[,message]);</text:span></text:span></text:p>
            <text:p text:style-name="P28"><text:span text:style-name="Source_20_Text"><text:span text:style-name="T126"/></text:span></text:p>
            <text:p text:style-name="P30"><text:span text:style-name="Source_20_Text"><text:span text:style-name="T126">assertType(value,type</text:span></text:span><text:span text:style-name="Source_20_Text"><text:span text:style-name="T138">String</text:span></text:span><text:span text:style-name="Source_20_Text"><text:span text:style-name="T139">[,message]</text:span></text:span><text:span text:style-name="Source_20_Text"><text:span text:style-name="T126">);</text:span></text:span></text:p>
            <text:p text:style-name="P30"><text:span text:style-name="Source_20_Text"><text:span text:style-name="T126">assertType(value,</text:span></text:span><text:span text:style-name="Source_20_Text"><text:span text:style-name="T138">constructor</text:span></text:span><text:span text:style-name="Source_20_Text"><text:span text:style-name="T139">[,message]</text:span></text:span><text:span text:style-name="Source_20_Text"><text:span text:style-name="T126">);</text:span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>assert</text:span></text:span><text:span text:style-name="Source_20_Text"><text:span text:style-name="T138">Not</text:span></text:span><text:span text:style-name="Source_20_Text"><text:span text:style-name="T126">Type(</text:span></text:span><text:span text:style-name="Source_20_Text"><text:span text:style-name="T140">value,</text:span></text:span><text:span text:style-name="Source_20_Text"><text:span text:style-name="T126">type</text:span></text:span><text:span text:style-name="Source_20_Text"><text:span text:style-name="T138">String</text:span></text:span><text:span text:style-name="Source_20_Text"><text:span text:style-name="T139">[,message]</text:span></text:span><text:span text:style-name="Source_20_Text"><text:span text:style-name="T126">);</text:span></text:span></text:p>
            <text:p text:style-name="P30"><text:span text:style-name="Source_20_Text"><text:span text:style-name="T126">assert</text:span></text:span><text:span text:style-name="Source_20_Text"><text:span text:style-name="T138">Not</text:span></text:span><text:span text:style-name="Source_20_Text"><text:span text:style-name="T126">Type(</text:span></text:span><text:span text:style-name="Source_20_Text"><text:span text:style-name="T140">value,</text:span></text:span><text:span text:style-name="Source_20_Text"><text:span text:style-name="T138">constructor</text:span></text:span><text:span text:style-name="Source_20_Text"><text:span text:style-name="T139">[,message]</text:span></text:span><text:span text:style-name="Source_20_Text"><text:span text:style-name="T126">);</text:span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  <text:p text:style-name="P30"><text:span text:style-name="Source_20_Text"><text:span text:style-name="T126"/></text:span></text:p>
          </table:table-cell>
          <table:table-cell table:style-name="Table5.C2" office:value-type="string">
            <text:p text:style-name="P31">sum(value1[,valueN]);</text:p>
            <text:p text:style-name="P31">avg(value1[,valueN]);</text:p>
            <text:p text:style-name="P31">product(value1[,valueN]);</text:p>
            <text:p text:style-name="P31">clamp(value,min,max);</text:p>
            <text:p text:style-name="P31"><text:span text:style-name="T141">minmax</text:span>(value,min,max);</text:p>
            <text:p text:style-name="P32"><text:span text:style-name="Source_20_Text"><text:span text:style-name="T16">inRange(value,min,max);</text:span></text:span></text:p>
            <text:p text:style-name="P32"><text:span text:style-name="Source_20_Text"><text:span text:style-name="T142">signbit(value);</text:span></text:span></text:p>
            <text:p text:style-name="P32"><text:span text:style-name="Source_20_Text"><text:span text:style-name="T142"/></text:span></text:p>
            <text:p text:style-name="P33"><text:span text:style-name="Source_20_Text"><text:span text:style-name="T16">randomInt([max]);</text:span></text:span></text:p>
            <text:p text:style-name="P33"><text:span text:style-name="Source_20_Text"><text:span text:style-name="T16">randomInt(min,max);</text:span></text:span></text:p>
            <text:p text:style-name="P33"><text:span text:style-name="Source_20_Text"><text:span text:style-name="T16">randomFloat([max]);</text:span></text:span></text:p>
            <text:p text:style-name="P33"><text:span text:style-name="Source_20_Text"><text:span text:style-name="T16">randomFloat(min,max);</text:span></text:span></text:p>
            <text:p text:style-name="P33"><text:span text:style-name="Source_20_Text"><text:span text:style-name="T142"/></text:span></text:p>
            <text:p text:style-name="P31">isEven(value);</text:p>
            <text:p text:style-name="P31">isOdd(valu<text:span text:style-name="T143">e</text:span>);</text:p>
            <text:p text:style-name="P34">isInt8(value);</text:p>
            <text:p text:style-name="P34">isInt16(value);</text:p>
            <text:p text:style-name="P34">isUInt32(value);</text:p>
            <text:p text:style-name="P34">isUInt8(value);</text:p>
            <text:p text:style-name="P34">isUInt16(value);</text:p>
            <text:p text:style-name="P34">isInt32(value);</text:p>
            <text:p text:style-name="P34">isBigInt64(value);</text:p>
            <text:p text:style-name="P35"><text:span text:style-name="T144">i</text:span><text:span text:style-name="T145">s</text:span>BigUInt64(value);</text:p>
            <text:p text:style-name="P35"><text:span text:style-name="T145">is</text:span>Float<text:span text:style-name="T146">16</text:span>(value);</text:p>
            <text:p text:style-name="P33"><text:span text:style-name="Source_20_Text"><text:span text:style-name="T142">isFloat(v</text:span></text:span><text:span text:style-name="Source_20_Text"><text:span text:style-name="T27">a</text:span></text:span><text:span text:style-name="Source_20_Text"><text:span text:style-name="T28">lue</text:span></text:span><text:span text:style-name="Source_20_Text"><text:span text:style-name="T142">);</text:span></text:span></text:p>
            <text:p text:style-name="P33"><text:span text:style-name="Source_20_Text"><text:span text:style-name="T142"/></text:span></text:p>
            <text:p text:style-name="P33"><text:span text:style-name="Source_20_Text"><text:span text:style-name="T147">toInteger(valu</text:span></text:span><text:span text:style-name="Source_20_Text"><text:span text:style-name="T148">e</text:span></text:span><text:span text:style-name="Source_20_Text"><text:span text:style-name="T147">);</text:span></text:span></text:p>
            <text:p text:style-name="P36"><text:span text:style-name="Source_20_Text"><text:span text:style-name="T149">toIntegerOrInfinity(value);</text:span></text:span></text:p>
            <text:p text:style-name="P31"><text:span text:style-name="T150">t</text:span><text:span text:style-name="T151">oInt8(value);</text:span></text:p>
            <text:p text:style-name="P35">toInt16(value);</text:p>
            <text:p text:style-name="P35">toInt32(value);</text:p>
            <text:p text:style-name="P35">toUInt8(value);</text:p>
            <text:p text:style-name="P35">toUInt<text:span text:style-name="T152">1</text:span>6(value);</text:p>
            <text:p text:style-name="P35">toUInt32(value;</text:p>
            <text:p text:style-name="P35">toBigInt64(value);</text:p>
            <text:p text:style-name="P35">toBigUInt64(value);</text:p>
            <text:p text:style-name="P35"><text:span text:style-name="T152">toFloat</text:span><text:span text:style-name="T145">16</text:span><text:span text:style-name="T152">(value);</text:span></text:p>
            <text:p text:style-name="P34"><text:span text:style-name="Source_20_Text"><text:span text:style-name="T153">toFloat32(value);</text:span></text:span></text:p>
          </table:table-cell>
        </table:table-row>
      </table:table>
      <text:p text:style-name="P37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38"><text:span text:style-name="Source_20_Text"><text:span text:style-name="T154">Collections </text:span></text:span><text:span text:style-name="Source_20_Text"><text:span text:style-name="T155">API</text:span></text:span></text:p>
          </table:table-cell>
          <table:covered-table-cell/>
          <table:table-cell table:style-name="Table4.C1" office:value-type="string">
            <text:p text:style-name="P39">Polyfills</text:p>
          </table:table-cell>
        </table:table-row>
        <table:table-row>
          <table:table-cell table:style-name="Table4.A2" table:number-rows-spanned="3" office:value-type="string">
            <text:p text:style-name="P40"><text:span text:style-name="Source_20_Text"><text:span text:style-name="T156">arrayCreate([length = 0]);</text:span></text:span></text:p>
            <text:p text:style-name="P40"><text:span text:style-name="Source_20_Text"><text:span text:style-name="T156">arrayDeepClone(array);</text:span></text:span></text:p>
            <text:p text:style-name="P40"><text:span text:style-name="Source_20_Text"><text:span text:style-name="T156">arrayMerge(target,so</text:span></text:span><text:span text:style-name="Source_20_Text"><text:span text:style-name="T157">ur</text:span></text:span><text:span text:style-name="Source_20_Text"><text:span text:style-name="T158">c</text:span></text:span><text:span text:style-name="Source_20_Text"><text:span text:style-name="T156">e</text:span></text:span><text:span text:style-name="Source_20_Text"><text:span text:style-name="T157">1</text:span></text:span><text:span text:style-name="Source_20_Text"><text:span text:style-name="T156">[,</text:span></text:span><text:span text:style-name="Source_20_Text"><text:span text:style-name="T158">s</text:span></text:span><text:span text:style-name="Source_20_Text"><text:span text:style-name="T157">ou</text:span></text:span><text:span text:style-name="Source_20_Text"><text:span text:style-name="T158">r</text:span></text:span><text:span text:style-name="Source_20_Text"><text:span text:style-name="T157">ce</text:span></text:span><text:span text:style-name="Source_20_Text"><text:span text:style-name="T156">N]);</text:span></text:span></text:p>
            <text:p text:style-name="P41"><text:span text:style-name="Source_20_Text"><text:span text:style-name="T159">arrayAdd</text:span></text:span><text:span text:style-name="Source_20_Text"><text:span text:style-name="T156">(array,value);</text:span></text:span></text:p>
            <text:p text:style-name="P41"><text:span text:style-name="Source_20_Text"><text:span text:style-name="T156">arrayClear(array); </text:span></text:span></text:p>
            <text:p text:style-name="P41"><text:span text:style-name="Source_20_Text"><text:span text:style-name="T160">arrayRemove(array,value[,all </text:span></text:span><text:span text:style-name="Source_20_Text"><text:span text:style-name="T161">= false</text:span></text:span><text:span text:style-name="Source_20_Text"><text:span text:style-name="T160">]);</text:span></text:span></text:p>
            <text:p text:style-name="P42"><text:span text:style-name="Source_20_Text"><text:span text:style-name="T160">arrayRemove</text:span></text:span><text:span text:style-name="Source_20_Text"><text:span text:style-name="T162">By</text:span></text:span><text:span text:style-name="Source_20_Text"><text:span text:style-name="T160">(array,c</text:span></text:span><text:span text:style-name="Source_20_Text"><text:span text:style-name="T162">allback</text:span></text:span><text:span text:style-name="Source_20_Text"><text:span text:style-name="T160">[,all</text:span></text:span><text:span text:style-name="Source_20_Text"><text:span text:style-name="T161">=false</text:span></text:span><text:span text:style-name="Source_20_Text"><text:span text:style-name="T160">]);</text:span></text:span></text:p>
            <text:p text:style-name="P43"><text:span text:style-name="Source_20_Text"><text:span text:style-name="T163"/></text:span></text:p>
            <text:p text:style-name="P43"><text:span text:style-name="Source_20_Text"><text:span text:style-name="T163">arrayRange([start=0[,end = </text:span></text:span><text:span text:style-name="Source_20_Text"><text:span text:style-name="T164">99</text:span></text:span><text:span text:style-name="Source_20_Text"><text:span text:style-name="T163">[,step = 1]]]);</text:span></text:span></text:p>
            <text:p text:style-name="P44"><text:span text:style-name="Source_20_Text"><text:span text:style-name="T165">iterRange([start=0[,step=1[,end=Infinity]]]);</text:span></text:span></text:p>
            <text:p text:style-name="P45"><text:span text:style-name="Source_20_Text"><text:span text:style-name="T9">arrayCycle(i</text:span></text:span><text:span text:style-name="Source_20_Text"><text:span text:style-name="T166">terator</text:span></text:span><text:span text:style-name="Source_20_Text"><text:span text:style-name="T9">[,n </text:span></text:span><text:span text:style-name="Source_20_Text"><text:span text:style-name="T167">= 100</text:span></text:span><text:span text:style-name="Source_20_Text"><text:span text:style-name="T9">]);</text:span></text:span></text:p>
            <text:p text:style-name="P44"><text:span text:style-name="Source_20_Text"><text:span text:style-name="T165">iterCycle(iter</text:span></text:span><text:span text:style-name="Source_20_Text"><text:span text:style-name="T168">ator</text:span></text:span><text:span text:style-name="Source_20_Text"><text:span text:style-name="T165">[,n </text:span></text:span><text:span text:style-name="Source_20_Text"><text:span text:style-name="T169">= Infinity</text:span></text:span><text:span text:style-name="Source_20_Text"><text:span text:style-name="T165">]);</text:span></text:span></text:p>
            <text:p text:style-name="P46"><text:span text:style-name="Source_20_Text"><text:span text:style-name="T9">arrayRepeat(value[,n </text:span></text:span><text:span text:style-name="Source_20_Text"><text:span text:style-name="T170">= 100</text:span></text:span><text:span text:style-name="Source_20_Text"><text:span text:style-name="T9">]);</text:span></text:span></text:p>
            <text:p text:style-name="P44"><text:span text:style-name="Source_20_Text"><text:span text:style-name="T9">iterRepeat(value[,n </text:span></text:span><text:span text:style-name="Source_20_Text"><text:span text:style-name="T169">= Infinity</text:span></text:span><text:span text:style-name="Source_20_Text"><text:span text:style-name="T9">]);</text:span></text:span></text:p>
            <text:p text:style-name="P47"><text:span text:style-name="Source_20_Text"><text:span text:style-name="T171">unique(iterator[,resolver]);</text:span></text:span></text:p>
            <text:p text:style-name="P47"><text:span text:style-name="Source_20_Text"><text:span text:style-name="T165">slice(i</text:span></text:span><text:span text:style-name="Source_20_Text"><text:span text:style-name="T166">terator</text:span></text:span><text:span text:style-name="Source_20_Text"><text:span text:style-name="T165">[,begin=0[,end = Infinity]]);</text:span></text:span></text:p>
            <text:p text:style-name="P45"><text:span text:style-name="Source_20_Text"><text:span text:style-name="T165">withOut(i</text:span></text:span><text:span text:style-name="Source_20_Text"><text:span text:style-name="T166">terator</text:span></text:span><text:span text:style-name="Source_20_Text"><text:span text:style-name="T165">,filter</text:span></text:span><text:span text:style-name="Source_20_Text"><text:span text:style-name="T166">Iterator</text:span></text:span><text:span text:style-name="Source_20_Text"><text:span text:style-name="T165">);</text:span></text:span></text:p>
            <text:p text:style-name="P48"><text:span text:style-name="Source_20_Text"><text:span text:style-name="T9">reduce(i</text:span></text:span><text:span text:style-name="Source_20_Text"><text:span text:style-name="T166">terator</text:span></text:span><text:span text:style-name="Source_20_Text"><text:span text:style-name="T9">,callback[,initialvalue]);</text:span></text:span></text:p>
            <text:p text:style-name="P48"><text:span text:style-name="Source_20_Text"><text:span text:style-name="T172">count</text:span></text:span><text:span text:style-name="Source_20_Text"><text:span text:style-name="T9">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48"><text:span text:style-name="Source_20_Text"><text:span text:style-name="T9"/></text:span></text:p>
            <text:p text:style-name="P48"><text:span text:style-name="Source_20_Text"><text:span text:style-name="T9">take(i</text:span></text:span><text:span text:style-name="Source_20_Text"><text:span text:style-name="T166">terator</text:span></text:span><text:span text:style-name="Source_20_Text"><text:span text:style-name="T9">[,n </text:span></text:span><text:span text:style-name="Source_20_Text"><text:span text:style-name="T173">= 1</text:span></text:span><text:span text:style-name="Source_20_Text"><text:span text:style-name="T9">]);</text:span></text:span></text:p>
            <text:p text:style-name="P48"><text:span text:style-name="Source_20_Text"><text:span text:style-name="T9">takeWhile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48"><text:span text:style-name="Source_20_Text"><text:span text:style-name="T9">takeRight(i</text:span></text:span><text:span text:style-name="Source_20_Text"><text:span text:style-name="T166">terator</text:span></text:span><text:span text:style-name="Source_20_Text"><text:span text:style-name="T9">[,n </text:span></text:span><text:span text:style-name="Source_20_Text"><text:span text:style-name="T173">= 1</text:span></text:span><text:span text:style-name="Source_20_Text"><text:span text:style-name="T9">]);</text:span></text:span></text:p>
            <text:p text:style-name="P48"><text:span text:style-name="Source_20_Text"><text:span text:style-name="T9">takeRightWhile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48"><text:span text:style-name="Source_20_Text"><text:span text:style-name="T9">drop(i</text:span></text:span><text:span text:style-name="Source_20_Text"><text:span text:style-name="T166">terator</text:span></text:span><text:span text:style-name="Source_20_Text"><text:span text:style-name="T9">[,n </text:span></text:span><text:span text:style-name="Source_20_Text"><text:span text:style-name="T173">= 1</text:span></text:span><text:span text:style-name="Source_20_Text"><text:span text:style-name="T9">]);</text:span></text:span><text:span text:style-name="Source_20_Text"><text:span text:style-name="T174"> </text:span></text:span></text:p>
            <text:p text:style-name="P48"><text:span text:style-name="Source_20_Text"><text:span text:style-name="T9">dropWhile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48"><text:span text:style-name="Source_20_Text"><text:span text:style-name="T9">dropRight(i</text:span></text:span><text:span text:style-name="Source_20_Text"><text:span text:style-name="T166">terator</text:span></text:span><text:span text:style-name="Source_20_Text"><text:span text:style-name="T9">[,n </text:span></text:span><text:span text:style-name="Source_20_Text"><text:span text:style-name="T173">= 1</text:span></text:span><text:span text:style-name="Source_20_Text"><text:span text:style-name="T9">]);</text:span></text:span></text:p>
            <text:p text:style-name="P48"><text:span text:style-name="Source_20_Text"><text:span text:style-name="T9">dropRightWhile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48"><text:span text:style-name="Source_20_Text"><text:span text:style-name="T9"/></text:span></text:p>
            <text:p text:style-name="P48"><text:span text:style-name="Source_20_Text"><text:span text:style-name="T9">isSuperset();</text:span></text:span></text:p>
            <text:p text:style-name="P48"><text:span text:style-name="Source_20_Text"><text:span text:style-name="T9">arrayDifference();</text:span></text:span></text:p>
            <text:p text:style-name="P48"><text:span text:style-name="Source_20_Text"><text:span text:style-name="T9">arrayIntersection();</text:span></text:span></text:p>
            <text:p text:style-name="P48"><text:span text:style-name="Source_20_Text"><text:span text:style-name="T9">arraySymmetricDifference();</text:span></text:span></text:p>
            <text:p text:style-name="P48"><text:span text:style-name="Source_20_Text"><text:span text:style-name="T9">arrayUnion();</text:span></text:span></text:p>
            <text:p text:style-name="P48"><text:span text:style-name="Source_20_Text"><text:span text:style-name="T9">setDifference();</text:span></text:span></text:p>
            <text:p text:style-name="P48"><text:span text:style-name="Source_20_Text"><text:span text:style-name="T9">setIntersection();</text:span></text:span></text:p>
            <text:p text:style-name="P48"><text:span text:style-name="Source_20_Text"><text:span text:style-name="T9">setSymmetricDifference();</text:span></text:span></text:p>
            <text:p text:style-name="P48"><text:span text:style-name="Source_20_Text"><text:span text:style-name="T9">setUnion();</text:span></text:span></text:p>
          </table:table-cell>
          <table:table-cell table:style-name="Table4.B2" table:number-rows-spanned="3" office:value-type="string">
            <text:p text:style-name="P45"><text:span text:style-name="Source_20_Text"><text:span text:style-name="T175">forEach</text:span></text:span><text:span text:style-name="Source_20_Text"><text:span text:style-name="T165">(i</text:span></text:span><text:span text:style-name="Source_20_Text"><text:span text:style-name="T166">terator</text:span></text:span><text:span text:style-name="Source_20_Text"><text:span text:style-name="T165">,callback);</text:span></text:span></text:p>
            <text:p text:style-name="P49"><text:span text:style-name="Source_20_Text"><text:span text:style-name="T176">map(i</text:span></text:span><text:span text:style-name="Source_20_Text"><text:span text:style-name="T177">terator</text:span></text:span><text:span text:style-name="Source_20_Text"><text:span text:style-name="T176">,callback);</text:span></text:span></text:p>
            <text:p text:style-name="P48"><text:span text:style-name="Source_20_Text"><text:span text:style-name="T165">enumerate(i</text:span></text:span><text:span text:style-name="Source_20_Text"><text:span text:style-name="T166">terator</text:span></text:span><text:span text:style-name="Source_20_Text"><text:span text:style-name="T165">[,offset = 0]);</text:span></text:span></text:p>
            <text:p text:style-name="P48"><text:span text:style-name="Source_20_Text"><text:span text:style-name="T178">entries</text:span></text:span><text:span text:style-name="Source_20_Text"><text:span text:style-name="T165">(i</text:span></text:span><text:span text:style-name="Source_20_Text"><text:span text:style-name="T166">terator</text:span></text:span><text:span text:style-name="Source_20_Text"><text:span text:style-name="T165">[,offset = 0]);</text:span></text:span></text:p>
            <text:p text:style-name="P48"><text:span text:style-name="Source_20_Text"><text:span text:style-name="T9">size(i</text:span></text:span><text:span text:style-name="Source_20_Text"><text:span text:style-name="T166">terator</text:span></text:span><text:span text:style-name="Source_20_Text"><text:span text:style-name="T9">);</text:span></text:span></text:p>
            <text:p text:style-name="P50"><text:span text:style-name="Source_20_Text"><text:span text:style-name="T179"/></text:span></text:p>
            <text:p text:style-name="P48"><text:span text:style-name="Source_20_Text"><text:span text:style-name="T9">every(i</text:span></text:span><text:span text:style-name="Source_20_Text"><text:span text:style-name="T166">terator</text:span></text:span><text:span text:style-name="Source_20_Text"><text:span text:style-name="T9">,c</text:span></text:span><text:span text:style-name="Source_20_Text"><text:span text:style-name="T180">allback</text:span></text:span><text:span text:style-name="Source_20_Text"><text:span text:style-name="T9">);</text:span></text:span></text:p>
            <text:p text:style-name="P48"><text:span text:style-name="Source_20_Text"><text:span text:style-name="T9">some(i</text:span></text:span><text:span text:style-name="Source_20_Text"><text:span text:style-name="T166">terator</text:span></text:span><text:span text:style-name="Source_20_Text"><text:span text:style-name="T9">,c</text:span></text:span><text:span text:style-name="Source_20_Text"><text:span text:style-name="T180">allback</text:span></text:span><text:span text:style-name="Source_20_Text"><text:span text:style-name="T9">);</text:span></text:span><text:span text:style-name="Source_20_Text"><text:span text:style-name="T181"> </text:span></text:span></text:p>
            <text:p text:style-name="P48"><text:span text:style-name="Source_20_Text"><text:span text:style-name="T165">none(i</text:span></text:span><text:span text:style-name="Source_20_Text"><text:span text:style-name="T166">terator</text:span></text:span><text:span text:style-name="Source_20_Text"><text:span text:style-name="T165">,c</text:span></text:span><text:span text:style-name="Source_20_Text"><text:span text:style-name="T180">allback</text:span></text:span><text:span text:style-name="Source_20_Text"><text:span text:style-name="T165">);</text:span></text:span></text:p>
            <text:p text:style-name="P48"><text:span text:style-name="Source_20_Text"><text:span text:style-name="T9">includes(i</text:span></text:span><text:span text:style-name="Source_20_Text"><text:span text:style-name="T166">terator</text:span></text:span><text:span text:style-name="Source_20_Text"><text:span text:style-name="T9">,value);</text:span></text:span></text:p>
            <text:p text:style-name="P48"><text:span text:style-name="Source_20_Text"><text:span text:style-name="T182">contains</text:span></text:span><text:span text:style-name="Source_20_Text"><text:span text:style-name="T9">(i</text:span></text:span><text:span text:style-name="Source_20_Text"><text:span text:style-name="T166">terator</text:span></text:span><text:span text:style-name="Source_20_Text"><text:span text:style-name="T9">,value);</text:span></text:span></text:p>
            <text:p text:style-name="P48"><text:span text:style-name="Source_20_Text"><text:span text:style-name="T9">find(i</text:span></text:span><text:span text:style-name="Source_20_Text"><text:span text:style-name="T166">terator</text:span></text:span><text:span text:style-name="Source_20_Text"><text:span text:style-name="T9">,c</text:span></text:span><text:span text:style-name="Source_20_Text"><text:span text:style-name="T180">allback</text:span></text:span><text:span text:style-name="Source_20_Text"><text:span text:style-name="T9">);</text:span></text:span></text:p>
            <text:p text:style-name="P48"><text:span text:style-name="Source_20_Text"><text:span text:style-name="T9">findLast(i</text:span></text:span><text:span text:style-name="Source_20_Text"><text:span text:style-name="T166">terator</text:span></text:span><text:span text:style-name="Source_20_Text"><text:span text:style-name="T9">,callback);</text:span></text:span></text:p>
            <text:p text:style-name="P48"><text:span text:style-name="Source_20_Text"><text:span text:style-name="T9">filter(i</text:span></text:span><text:span text:style-name="Source_20_Text"><text:span text:style-name="T166">terator</text:span></text:span><text:span text:style-name="Source_20_Text"><text:span text:style-name="T9">,c</text:span></text:span><text:span text:style-name="Source_20_Text"><text:span text:style-name="T180">allback</text:span></text:span><text:span text:style-name="Source_20_Text"><text:span text:style-name="T9">);</text:span></text:span></text:p>
            <text:p text:style-name="P48"><text:span text:style-name="Source_20_Text"><text:span text:style-name="T183">reject(i</text:span></text:span><text:span text:style-name="Source_20_Text"><text:span text:style-name="T166">terator</text:span></text:span><text:span text:style-name="Source_20_Text"><text:span text:style-name="T183">,c</text:span></text:span><text:span text:style-name="Source_20_Text"><text:span text:style-name="T180">allback</text:span></text:span><text:span text:style-name="Source_20_Text"><text:span text:style-name="T183">);</text:span></text:span></text:p>
            <text:p text:style-name="P45"><text:span text:style-name="Source_20_Text"><text:span text:style-name="T184">p</text:span></text:span><text:span text:style-name="Source_20_Text"><text:span text:style-name="T185">artition(i</text:span></text:span><text:span text:style-name="Source_20_Text"><text:span text:style-name="T186">terator</text:span></text:span><text:span text:style-name="Source_20_Text"><text:span text:style-name="T185">,c</text:span></text:span><text:span text:style-name="Source_20_Text"><text:span text:style-name="T187">a</text:span></text:span><text:span text:style-name="Source_20_Text"><text:span text:style-name="T188">llb</text:span></text:span><text:span text:style-name="Source_20_Text"><text:span text:style-name="T187">a</text:span></text:span><text:span text:style-name="Source_20_Text"><text:span text:style-name="T188">ck</text:span></text:span><text:span text:style-name="Source_20_Text"><text:span text:style-name="T185">);</text:span></text:span></text:p>
            <text:p text:style-name="P51"><text:span text:style-name="Source_20_Text"><text:span text:style-name="T189"/></text:span></text:p>
            <text:p text:style-name="P45"><text:span text:style-name="Source_20_Text"><text:span text:style-name="T9">zip(i</text:span></text:span><text:span text:style-name="Source_20_Text"><text:span text:style-name="T166">terator1</text:span></text:span><text:span text:style-name="Source_20_Text"><text:span text:style-name="T9">[,</text:span></text:span><text:span text:style-name="Source_20_Text"><text:span text:style-name="T166">iteratorN</text:span></text:span><text:span text:style-name="Source_20_Text"><text:span text:style-name="T9">]);</text:span></text:span></text:p>
            <text:p text:style-name="P52"><text:span text:style-name="Source_20_Text"><text:span text:style-name="T190">unzip(i</text:span></text:span><text:span text:style-name="Source_20_Text"><text:span text:style-name="T186">terator</text:span></text:span><text:span text:style-name="Source_20_Text"><text:span text:style-name="T190">);</text:span></text:span></text:p>
            <text:p text:style-name="P52"><text:span text:style-name="Source_20_Text"><text:span text:style-name="T190">zipObj(i</text:span></text:span><text:span text:style-name="Source_20_Text"><text:span text:style-name="T186">terator1</text:span></text:span><text:span text:style-name="Source_20_Text"><text:span text:style-name="T190">,i</text:span></text:span><text:span text:style-name="Source_20_Text"><text:span text:style-name="T186">terator1</text:span></text:span><text:span text:style-name="Source_20_Text"><text:span text:style-name="T190">);</text:span></text:span></text:p>
            <text:p text:style-name="P48"><text:span text:style-name="Source_20_Text"><text:span text:style-name="T189">shuffle(i</text:span></text:span><text:span text:style-name="Source_20_Text"><text:span text:style-name="T166">terator</text:span></text:span><text:span text:style-name="Source_20_Text"><text:span text:style-name="T189">);</text:span></text:span></text:p>
            <text:p text:style-name="P48"><text:span text:style-name="Source_20_Text"><text:span text:style-name="T189"/></text:span></text:p>
            <text:p text:style-name="P53"><text:span text:style-name="Source_20_Text"><text:span text:style-name="T9">min(v</text:span></text:span><text:span text:style-name="Source_20_Text"><text:span text:style-name="T191">alue1[,valueN]</text:span></text:span><text:span text:style-name="Source_20_Text"><text:span text:style-name="T9">);</text:span></text:span></text:p>
            <text:p text:style-name="P54"><text:span text:style-name="Source_20_Text"><text:span text:style-name="T192">max(v</text:span></text:span><text:span text:style-name="Source_20_Text"><text:span text:style-name="T193">alue1[,valueN]</text:span></text:span><text:span text:style-name="Source_20_Text"><text:span text:style-name="T192">);</text:span></text:span></text:p>
            <text:p text:style-name="P48"><text:span text:style-name="Source_20_Text"><text:span text:style-name="T194">sort(i</text:span></text:span><text:span text:style-name="Source_20_Text"><text:span text:style-name="T166">terator</text:span></text:span><text:span text:style-name="Source_20_Text"><text:span text:style-name="T195">[</text:span></text:span><text:span text:style-name="Source_20_Text"><text:span text:style-name="T194">,number</text:span></text:span><text:span text:style-name="Source_20_Text"><text:span text:style-name="T196">s = false</text:span></text:span><text:span text:style-name="Source_20_Text"><text:span text:style-name="T195">]</text:span></text:span><text:span text:style-name="Source_20_Text"><text:span text:style-name="T194">);</text:span></text:span></text:p>
            <text:p text:style-name="P48"><text:span text:style-name="Source_20_Text"><text:span text:style-name="T189">reverse(i</text:span></text:span><text:span text:style-name="Source_20_Text"><text:span text:style-name="T166">terator</text:span></text:span><text:span text:style-name="Source_20_Text"><text:span text:style-name="T189">);</text:span></text:span></text:p>
            <text:p text:style-name="P53"><text:span text:style-name="Source_20_Text"><text:span text:style-name="T9"/></text:span></text:p>
            <text:p text:style-name="P45"><text:span text:style-name="Source_20_Text"><text:span text:style-name="T9">item(i</text:span></text:span><text:span text:style-name="Source_20_Text"><text:span text:style-name="T166">terator</text:span></text:span><text:span text:style-name="Source_20_Text"><text:span text:style-name="T9">,index);</text:span></text:span></text:p>
            <text:p text:style-name="P45"><text:span text:style-name="Source_20_Text"><text:span text:style-name="T197">nth(i</text:span></text:span><text:span text:style-name="Source_20_Text"><text:span text:style-name="T166">terator</text:span></text:span><text:span text:style-name="Source_20_Text"><text:span text:style-name="T197">,index);</text:span></text:span></text:p>
            <text:p text:style-name="P48"><text:span text:style-name="Source_20_Text"><text:span text:style-name="T9">first(i</text:span></text:span><text:span text:style-name="Source_20_Text"><text:span text:style-name="T166">terator</text:span></text:span><text:span text:style-name="Source_20_Text"><text:span text:style-name="T9">);</text:span></text:span></text:p>
            <text:p text:style-name="P48"><text:span text:style-name="Source_20_Text"><text:span text:style-name="T198">head(i</text:span></text:span><text:span text:style-name="Source_20_Text"><text:span text:style-name="T186">terator</text:span></text:span><text:span text:style-name="Source_20_Text"><text:span text:style-name="T198">);</text:span></text:span></text:p>
            <text:p text:style-name="P55"><text:span text:style-name="Source_20_Text"><text:span text:style-name="T156">last(i</text:span></text:span><text:span text:style-name="Source_20_Text"><text:span text:style-name="T177">terator</text:span></text:span><text:span text:style-name="Source_20_Text"><text:span text:style-name="T156">);</text:span></text:span></text:p>
            <text:p text:style-name="P56"><text:span text:style-name="T199">initial(i</text:span><text:span text:style-name="Source_20_Text"><text:span text:style-name="T200">terator</text:span></text:span><text:span text:style-name="T199">);</text:span></text:p>
            <text:p text:style-name="P48"><text:span text:style-name="Source_20_Text"><text:span text:style-name="T9">tail(i</text:span></text:span><text:span text:style-name="Source_20_Text"><text:span text:style-name="T166">terator</text:span></text:span><text:span text:style-name="Source_20_Text"><text:span text:style-name="T9">);</text:span></text:span></text:p>
            <text:p text:style-name="P48"><text:span text:style-name="Source_20_Text"><text:span text:style-name="T9"/></text:span></text:p>
            <text:p text:style-name="P48"><text:span text:style-name="Source_20_Text"><text:span text:style-name="T201">flat(i</text:span></text:span><text:span text:style-name="Source_20_Text"><text:span text:style-name="T166">terator</text:span></text:span><text:span text:style-name="Source_20_Text"><text:span text:style-name="T201">);</text:span></text:span></text:p>
            <text:p text:style-name="P48"><text:span text:style-name="Source_20_Text"><text:span text:style-name="T9">concat(i</text:span></text:span><text:span text:style-name="Source_20_Text"><text:span text:style-name="T166">terator1</text:span></text:span><text:span text:style-name="Source_20_Text"><text:span text:style-name="T9">[,</text:span></text:span><text:span text:style-name="Source_20_Text"><text:span text:style-name="T166">iteratorN</text:span></text:span><text:span text:style-name="Source_20_Text"><text:span text:style-name="T9">]);</text:span></text:span></text:p>
            <text:p text:style-name="P48"><text:span text:style-name="Source_20_Text"><text:span text:style-name="T165">join(i</text:span></text:span><text:span text:style-name="Source_20_Text"><text:span text:style-name="T166">terator</text:span></text:span><text:span text:style-name="Source_20_Text"><text:span text:style-name="T165">[,separator </text:span></text:span><text:span text:style-name="Source_20_Text"><text:span text:style-name="T202">= ","</text:span></text:span><text:span text:style-name="Source_20_Text"><text:span text:style-name="T165">]);</text:span></text:span></text:p>
          </table:table-cell>
          <table:table-cell table:style-name="Table4.C2" office:value-type="string">
            <text:p text:style-name="P57"><text:span text:style-name="Source_20_Text"><text:span text:style-name="T9"/></text:span></text:p>
            <text:p text:style-name="P58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6">Array.fromAsync(); </text:span></text:span></text:a></text:p>
            <text:p text:style-name="P58"><text:span text:style-name="Source_20_Text"><text:span text:style-name="T156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3">Array.prototype.toReversed();</text:span></text:span></text:a></text:p>
            <text:p text:style-name="P57"><text:span text:style-name="Source_20_Text"><text:span text:style-name="T9"/></text:span></text:p>
            <text:p text:style-name="P57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6">Array.prototype.toSorted();</text:span></text:span></text:a></text:p>
            <text:p text:style-name="P57"><text:span text:style-name="Source_20_Text"><text:span text:style-name="T9"/></text:span></text:p>
            <text:p text:style-name="P57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6">Array.prototype.toSpliced();</text:span></text:span></text:a></text:p>
            <text:p text:style-name="P57"><text:span text:style-name="Source_20_Text"><text:span text:style-name="T9"/></text:span></text:p>
            <text:p text:style-name="P57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6">Array.prototype.with();</text:span></text:span></text:a></text:p>
            <text:p text:style-name="P59"><text:span text:style-name="Source_20_Text"><text:span text:style-name="T9"/></text:span></text:p>
            <text:p text:style-name="P59"><text:a xlink:type="simple" xlink:href="https://developer.mozilla.org/en-US/docs/Web/API/Crypto/randomUUID" text:style-name="Internet_20_link" text:visited-style-name="Visited_20_Internet_20_Link"><text:span text:style-name="Source_20_Text"><text:span text:style-name="T156">crypto.randomUUID();</text:span></text:span></text:a></text:p>
            <text:p text:style-name="P59"><text:span text:style-name="Source_20_Text"><text:span text:style-name="T9"/></text:span></text:p>
            <text:p text:style-name="P60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4">Error.isError();</text:span></text:span></text:a></text:p>
            <text:p text:style-name="P59"><text:span text:style-name="Source_20_Text"><text:span text:style-name="T9"/></text:span></text:p>
            <text:p text:style-name="P59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6">globalThis;</text:span></text:span></text:a></text:p>
            <text:p text:style-name="P59"><text:span text:style-name="Source_20_Text"><text:span text:style-name="T9"/></text:span></text:p>
            <text:p text:style-name="P59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6">Map.groupBy();</text:span></text:span></text:a></text:p>
            <text:p text:style-name="P61"><text:span text:style-name="Source_20_Text"><text:span text:style-name="T9"/></text:span></text:p>
            <text:p text:style-name="P61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6">Math.sumPrecise();</text:span></text:span></text:a></text:p>
            <text:p text:style-name="P61"><text:span text:style-name="Source_20_Text"><text:span text:style-name="T9"/></text:span></text:p>
            <text:p text:style-name="P59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5">Object.groupBy();</text:span></text:span></text:a></text:p>
            <text:p text:style-name="P59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6">Object</text:span></text:span><text:span text:style-name="Source_20_Text"><text:span text:style-name="T206">.</text:span></text:span><text:span text:style-name="Source_20_Text"><text:span text:style-name="T207">hasOwn();</text:span></text:span></text:a></text:p>
            <text:p text:style-name="P59"><text:span text:style-name="Source_20_Text"><text:span text:style-name="T9"/></text:span></text:p>
            <text:p text:style-name="P62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8">TypedArray.prototype.toReversed();</text:span></text:span></text:a><text:span text:style-name="T156"/></text:p>
            <text:p text:style-name="P62"><text:span text:style-name="Source_20_Text"><text:span text:style-name="T179"/></text:span></text:p>
            <text:p text:style-name="P62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8">TypedArray.prototype.toSorted();</text:span></text:span></text:a><text:span text:style-name="T156"/></text:p>
            <text:p text:style-name="P62"><text:span text:style-name="Source_20_Text"><text:span text:style-name="T179"/></text:span></text:p>
            <text:p text:style-name="P62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8">TypedArray.prototype.with();</text:span></text:span></text:a></text:p>
            <text:p text:style-name="P62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3"><text:span text:style-name="T209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4"><text:span text:style-name="Source_20_Text"><text:span text:style-name="T9"/></text:span></text:p>
            <text:p text:style-name="P64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56">BigInt.prototype.toJSON();</text:span></text:span></text:a></text:p>
            <text:p text:style-name="P65"><text:span text:style-name="Source_20_Text"><text:span text:style-name="T210"/></text:span></text:p>
            <text:p text:style-name="P65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211">window.</text:span></text:span><text:span text:style-name="Source_20_Text"><text:span text:style-name="T212">A</text:span></text:span><text:span text:style-name="Source_20_Text"><text:span text:style-name="T156">syncFunction</text:span></text:span><text:span text:style-name="Source_20_Text"><text:span text:style-name="T212">();</text:span></text:span></text:a></text:p>
            <text:p text:style-name="P65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11">window.</text:span></text:span><text:span text:style-name="Source_20_Text"><text:span text:style-name="T156">GeneratorFunction();</text:span></text:span></text:a></text:p>
            <text:p text:style-name="P65"><text:span text:style-name="Source_20_Text"><text:span text:style-name="T9"/></text:span></text:p>
          </table:table-cell>
        </table:table-row>
      </table:table>
      <text:p text:style-name="P66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7">AJAX and CORS <text:span text:style-name="T15">API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33"><text:span text:style-name="Source_20_Text"><text:span text:style-name="T16"/></text:span></text:p>
            <text:p text:style-name="P33"><text:span text:style-name="Source_20_Text"><text:span text:style-name="T16">getText(url,success);</text:span></text:span></text:p>
            <text:p text:style-name="P33"><text:span text:style-name="Source_20_Text"><text:span text:style-name="T16"/></text:span></text:p>
            <text:p text:style-name="P33"><text:span text:style-name="Source_20_Text"><text:span text:style-name="T16">getJson(url,success);</text:span></text:span></text:p>
            <text:p text:style-name="P33"><text:span text:style-name="Source_20_Text"><text:span text:style-name="T142"/></text:span></text:p>
            <text:p text:style-name="P33"><text:span text:style-name="Source_20_Text"><text:span text:style-name="T142">ajax(Options obje</text:span></text:span><text:span text:style-name="Source_20_Text"><text:span text:style-name="T213">ct</text:span></text:span><text:span text:style-name="Source_20_Text"><text:span text:style-name="T142">);</text:span></text:span></text:p>
            <text:p text:style-name="P33"><text:span text:style-name="Source_20_Text"><text:span text:style-name="T142"/></text:span></text:p>
          </table:table-cell>
          <table:table-cell table:style-name="Table2.B2" office:value-type="string">
            <text:p text:style-name="P33"><text:span text:style-name="Source_20_Text"><text:span text:style-name="T214"/></text:span></text:p>
            <text:p text:style-name="P33"><text:span text:style-name="Source_20_Text"><text:span text:style-name="T214">Options object properties (* = default value):</text:span></text:span><text:span text:style-name="Source_20_Text"><text:span text:style-name="T147"> </text:span></text:span></text:p>
            <text:p text:style-name="P33"><text:span text:style-name="Source_20_Text"><text:span text:style-name="T147"/></text:span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68"><text:span text:style-name="Source_20_Text"><text:span text:style-name="T215">Property</text:span></text:span></text:p>
                </table:table-cell>
                <table:table-cell table:style-name="Table6.B1" office:value-type="string">
                  <text:p text:style-name="P69"><text:span text:style-name="T216">V</text:span>alue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url</text:span></text:span></text:p>
                </table:table-cell>
                <table:table-cell table:style-name="Table6.B2" office:value-type="string">
                  <text:p text:style-name="P68"><text:span text:style-name="Source_20_Text"><text:span text:style-name="T217">string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data</text:span></text:span></text:p>
                </table:table-cell>
                <table:table-cell table:style-name="Table6.B3" office:value-type="string">
                  <text:p text:style-name="P68"><text:span text:style-name="Source_20_Text"><text:span text:style-name="T217">string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queryType</text:span></text:span></text:p>
                </table:table-cell>
                <table:table-cell table:style-name="Table6.B4" office:value-type="string">
                  <text:p text:style-name="P68"><text:span text:style-name="Source_20_Text"><text:span text:style-name="T218">*</text:span></text:span><text:span text:style-name="Source_20_Text"><text:span text:style-name="T217">"ajax"/"cors"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type</text:span></text:span></text:p>
                </table:table-cell>
                <table:table-cell table:style-name="Table6.B5" office:value-type="string">
                  <text:p text:style-name="P68"><text:span text:style-name="Source_20_Text"><text:span text:style-name="T218">*</text:span></text:span><text:span text:style-name="Source_20_Text"><text:span text:style-name="T217">"get"/"post"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success</text:span></text:span></text:p>
                </table:table-cell>
                <table:table-cell table:style-name="Table6.B6" office:value-type="string">
                  <text:p text:style-name="P68"><text:span text:style-name="Source_20_Text"><text:span text:style-name="T217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error</text:span></text:span></text:p>
                </table:table-cell>
                <table:table-cell table:style-name="Table6.B7" office:value-type="string">
                  <text:p text:style-name="P68"><text:span text:style-name="Source_20_Text"><text:span text:style-name="T217">function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format</text:span></text:span></text:p>
                </table:table-cell>
                <table:table-cell table:style-name="Table6.B8" office:value-type="string">
                  <text:p text:style-name="P68"><text:span text:style-name="Source_20_Text"><text:span text:style-name="T218">*</text:span></text:span><text:span text:style-name="Source_20_Text"><text:span text:style-name="T217">"text"/"json"/"xml"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user</text:span></text:span></text:p>
                </table:table-cell>
                <table:table-cell table:style-name="Table6.B9" office:value-type="string">
                  <text:p text:style-name="P68"><text:span text:style-name="Source_20_Text"><text:span text:style-name="T217">string</text:span></text:span></text:p>
                </table:table-cell>
              </table:table-row>
              <table:table-row>
                <table:table-cell table:style-name="Table6.A2" office:value-type="string">
                  <text:p text:style-name="P68"><text:span text:style-name="Source_20_Text"><text:span text:style-name="T147">password</text:span></text:span></text:p>
                </table:table-cell>
                <table:table-cell table:style-name="Table6.B10" office:value-type="string">
                  <text:p text:style-name="P68"><text:span text:style-name="Source_20_Text"><text:span text:style-name="T217">string</text:span></text:span></text:p>
                </table:table-cell>
              </table:table-row>
            </table:table>
            <text:p text:style-name="P33"><text:span text:style-name="Source_20_Text"><text:span text:style-name="T219"/></text:span></text:p>
          </table:table-cell>
        </table:table-row>
        <table:table-row table:style-name="Table2.3">
          <table:table-cell table:style-name="Table2.A3" table:number-columns-spanned="2" office:value-type="string">
            <text:p text:style-name="P70"><text:span text:style-name="Source_20_Text"><text:span text:style-name="T220">Cookie</text:span></text:span><text:span text:style-name="Source_20_Text"><text:span text:style-name="T221"> </text:span></text:span><text:span text:style-name="Source_20_Text"><text:span text:style-name="T222">API</text:span></text:span></text:p>
          </table:table-cell>
          <table:covered-table-cell/>
        </table:table-row>
        <table:table-row table:style-name="Table2.4">
          <table:table-cell table:style-name="Table2.A4" table:number-columns-spanned="2" office:value-type="string">
            <text:p text:style-name="P71"><text:span text:style-name="Source_20_Text"><text:span text:style-name="T16"/></text:span></text:p>
            <text:p text:style-name="P71"><text:span text:style-name="Source_20_Text"><text:span text:style-name="T16">getCookie([name]);</text:span></text:span></text:p>
            <text:p text:style-name="P71"><text:span text:style-name="Source_20_Text"><text:span text:style-name="T16"/></text:span></text:p>
            <text:p text:style-name="P71"><text:span text:style-name="Source_20_Text"><text:span text:style-name="T114">h</text:span></text:span><text:span text:style-name="Source_20_Text"><text:span text:style-name="T16">asCookie(name);</text:span></text:span></text:p>
            <text:p text:style-name="P72"><text:span text:style-name="Source_20_Text"><text:span text:style-name="T16"/></text:span></text:p>
            <text:p text:style-name="P73"><text:span text:style-name="Source_20_Text"><text:span text:style-name="T16">setCookie</text:span></text:span><text:span text:style-name="Source_20_Text"><text:span text:style-name="T223">(Options obje</text:span></text:span><text:span text:style-name="Source_20_Text"><text:span text:style-name="T213">ct</text:span></text:span><text:span text:style-name="Source_20_Text"><text:span text:style-name="T213">: </text:span></text:span><text:span text:style-name="Source_20_Text"><text:span text:style-name="T224">properties are the same as the parameters</text:span></text:span><text:span text:style-name="Source_20_Text"><text:span text:style-name="T223">);</text:span></text:span></text:p>
            <text:p text:style-name="P72"><text:span text:style-name="Source_20_Text"><text:span text:style-name="T16">setCookie(name,value[,hours</text:span></text:span><text:span text:style-name="Source_20_Text"><text:span text:style-name="T223">=8760</text:span></text:span><text:span text:style-name="Source_20_Text"><text:span text:style-name="T16">[,path</text:span></text:span><text:span text:style-name="Source_20_Text"><text:span text:style-name="T223">="/"</text:span></text:span><text:span text:style-name="Source_20_Text"><text:span text:style-name="T16">[,domain[,secure[,SameSite</text:span></text:span><text:span text:style-name="Source_20_Text"><text:span text:style-name="T223">=</text:span></text:span><text:span text:style-name="Source_20_Text"><text:span text:style-name="T225">"Lax"</text:span></text:span><text:span text:style-name="Source_20_Text"><text:span text:style-name="T16">[,HttpOnly]]]]]]);</text:span></text:span></text:p>
            <text:p text:style-name="P74"><text:span text:style-name="Source_20_Text"><text:span text:style-name="T16"/></text:span></text:p>
            <text:p text:style-name="P74"><text:span text:style-name="Source_20_Text"><text:span text:style-name="T16">removeCookie</text:span></text:span><text:span text:style-name="Source_20_Text"><text:span text:style-name="T223">(Options obje</text:span></text:span><text:span text:style-name="Source_20_Text"><text:span text:style-name="T213">ct</text:span></text:span><text:span text:style-name="Source_20_Text"><text:span text:style-name="T223">);</text:span></text:span></text:p>
            <text:p text:style-name="P75"><text:span text:style-name="Source_20_Text"><text:span text:style-name="T16">removeCookie(name[,path</text:span></text:span><text:span text:style-name="Source_20_Text"><text:span text:style-name="T223">="/"</text:span></text:span><text:span text:style-name="Source_20_Text"><text:span text:style-name="T16">[,domain[,secure[,SameSite</text:span></text:span><text:span text:style-name="Source_20_Text"><text:span text:style-name="T223">=</text:span></text:span><text:span text:style-name="Source_20_Text"><text:span text:style-name="T225">"Lax"</text:span></text:span><text:span text:style-name="Source_20_Text"><text:span text:style-name="T16">[,HttpOnly]]]]]);</text:span></text:span></text:p>
            <text:p text:style-name="P75"><text:span text:style-name="Source_20_Text"><text:span text:style-name="T16"/></text:span></text:p>
            <text:p text:style-name="P71"><text:span text:style-name="Source_20_Text"><text:span text:style-name="T16">clearCookies</text:span></text:span><text:span text:style-name="Source_20_Text"><text:span text:style-name="T223">(Options obje</text:span></text:span><text:span text:style-name="Source_20_Text"><text:span text:style-name="T213">ct: </text:span></text:span><text:span text:style-name="Source_20_Text"><text:span text:style-name="T224">properties are the same as the parameters</text:span></text:span><text:span text:style-name="Source_20_Text"><text:span text:style-name="T223">);</text:span></text:span></text:p>
            <text:p text:style-name="P76"><text:span text:style-name="Source_20_Text"><text:span text:style-name="T16">clearCookies([path</text:span></text:span><text:span text:style-name="Source_20_Text"><text:span text:style-name="T223">="/"</text:span></text:span><text:span text:style-name="Source_20_Text"><text:span text:style-name="T16">[,domain[,</text:span></text:span><text:span text:style-name="Source_20_Text"><text:span text:style-name="T226">sec</text:span></text:span><text:span text:style-name="Source_20_Text"><text:span text:style-name="T16">[,SameSite</text:span></text:span><text:span text:style-name="Source_20_Text"><text:span text:style-name="T223">=</text:span></text:span><text:span text:style-name="Source_20_Text"><text:span text:style-name="T225">"Lax"</text:span></text:span><text:span text:style-name="Source_20_Text"><text:span text:style-name="T16">[,HttpOnly]]]]]);</text:span></text:span></text:p>
            <text:p text:style-name="P76"><text:span text:style-name="Source_20_Text"><text:span text:style-name="T16"/></text:span></text:p>
          </table:table-cell>
          <table:covered-table-cell/>
        </table:table-row>
      </table:table>
      <text:p text:style-name="P77"/>
      <text:p text:style-name="P77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78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78">V3.1.0</text:p>
          </table:table-cell>
          <table:table-cell table:style-name="Table3.A2" office:value-type="string">
            <text:p text:style-name="P78">v3.8.0</text:p>
          </table:table-cell>
          <table:table-cell table:style-name="Table3.C2" office:value-type="string">
            <text:p text:style-name="P79">v5.6.0</text:p>
          </table:table-cell>
        </table:table-row>
        <table:table-row>
          <table:table-cell table:style-name="Table3.A3" office:value-type="string">
            <text:p text:style-name="P80">Array.from();</text:p>
            <text:p text:style-name="P80">Array.of();</text:p>
            <text:p text:style-name="P81">Array.prototype.copyWithin();</text:p>
            <text:p text:style-name="P81">Array.prototype.fill();</text:p>
            <text:p text:style-name="P80">Array.prototype.find();</text:p>
            <text:p text:style-name="P80">Array.prototype.findIndex();</text:p>
            <text:p text:style-name="P80">Object.create();</text:p>
            <text:p text:style-name="P81">String.fromCodePoint();</text:p>
            <text:p text:style-name="P81">String.prototype.codePointAt();</text:p>
            <text:p text:style-name="P82">String.prototype.endsWith();</text:p>
            <text:p text:style-name="P81">String.prototype.startsWith();</text:p>
            <text:p text:style-name="P83">Math.acosh();</text:p>
            <text:p text:style-name="P83">Math.asinh();</text:p>
            <text:p text:style-name="P83">Math.atanh();</text:p>
            <text:p text:style-name="P83">Math.cbrt();</text:p>
            <text:p text:style-name="P83">Math.clz32();</text:p>
            <text:p text:style-name="P83">Math.cosh();</text:p>
            <text:p text:style-name="P83">Math.expm1();</text:p>
            <text:p text:style-name="P83">Math.fround();</text:p>
            <text:p text:style-name="P83">Math.hypot();</text:p>
            <text:p text:style-name="P83">Math.imul();</text:p>
            <text:p text:style-name="P83">Math.log1p();</text:p>
            <text:p text:style-name="P83">Math.log10();</text:p>
            <text:p text:style-name="P83">Math.log2();</text:p>
            <text:p text:style-name="P83">Math.sign();</text:p>
            <text:p text:style-name="P83">Math.sinh();</text:p>
            <text:p text:style-name="P83">Math.tanh();</text:p>
            <text:p text:style-name="P83">Math.trunc();</text:p>
            <text:p text:style-name="P80">Number.EPSILON;</text:p>
            <text:p text:style-name="P84">Number.isNaN(); <text:span text:style-name="T227">and</text:span><text:span text:style-name="T228"> </text:span>isNaN();</text:p>
            <text:p text:style-name="P80">Number.isInteger();</text:p>
            <text:p text:style-name="P80">Number.isFinite();</text:p>
            <text:p text:style-name="P85">Number.isSafeInteger();</text:p>
            <text:p text:style-name="P85">Number.parseInt();</text:p>
            <text:p text:style-name="P80">Number.parseFloat();</text:p>
          </table:table-cell>
          <table:table-cell table:style-name="Table3.B3" office:value-type="string">
            <text:p text:style-name="P81"/>
            <text:p text:style-name="P86"><text:span text:style-name="Source_20_Text"><text:span text:style-name="T208">Array.prototype.values();</text:span></text:span></text:p>
            <text:p text:style-name="P86"><text:span text:style-name="Source_20_Text"><text:span text:style-name="T208">Array.prototype.includes();</text:span></text:span></text:p>
            <text:p text:style-name="P87"/>
            <text:p text:style-name="P88"><text:span text:style-name="Source_20_Text"><text:span text:style-name="T208">ChildNode.after();</text:span></text:span><text:span text:style-name="T229"><text:line-break/></text:span><text:span text:style-name="Source_20_Text"><text:span text:style-name="T208">ChildNode.before();</text:span></text:span><text:span text:style-name="T229"><text:line-break/></text:span><text:span text:style-name="Source_20_Text"><text:span text:style-name="T208">ChildNode.remove();</text:span></text:span><text:span text:style-name="T229"><text:line-break/></text:span><text:span text:style-name="Source_20_Text"><text:span text:style-name="T208">ChildNode.replaceWith();</text:span></text:span></text:p>
            <text:p text:style-name="P87"/>
            <text:p text:style-name="P88"><text:span text:style-name="Source_20_Text"><text:span text:style-name="T208">Element.prototype.closest();<text:line-break/>Element.prototype.getAttributeNames();</text:span></text:span></text:p>
            <text:p text:style-name="P88"><text:span text:style-name="Source_20_Text"><text:span text:style-name="T208">Element.prototype.matches();</text:span></text:span></text:p>
            <text:p text:style-name="P88"><text:span text:style-name="Source_20_Text"><text:span text:style-name="T208">Element.prototype.toggleAttribute();</text:span></text:span></text:p>
            <text:p text:style-name="P87"/>
            <text:p text:style-name="P88"><text:span text:style-name="Source_20_Text"><text:span text:style-name="T208">ParentNode.append();</text:span></text:span></text:p>
            <text:p text:style-name="P88"><text:span text:style-name="Source_20_Text"><text:span text:style-name="T208"/></text:span></text:p>
            <text:p text:style-name="P88"><text:span text:style-name="Source_20_Text"><text:span text:style-name="T208">ParentNode.prepend();</text:span></text:span><text:span text:style-name="T229"><text:line-break/><text:line-break/></text:span><text:span text:style-name="Source_20_Text"><text:span text:style-name="T208">String.prototype[Symbol.iterator]();</text:span></text:span></text:p>
            <text:p text:style-name="P86"><text:span text:style-name="Source_20_Text"><text:span text:style-name="T208">String.prototype.includes();</text:span></text:span></text:p>
            <text:p text:style-name="P86"><text:span text:style-name="Source_20_Text"><text:span text:style-name="T208">String.prototype.repeat();</text:span></text:span><text:span text:style-name="T229"><text:line-break/></text:span></text:p>
            <text:p text:style-name="P89"><text:span text:style-name="Source_20_Text"><text:span text:style-name="T208">NodeList.prototype.forEach();</text:span></text:span><text:span text:style-name="T229"><text:line-break/></text:span></text:p>
            <text:p text:style-name="P86"><text:span text:style-name="Source_20_Text"><text:span text:style-name="T208">Object.assign();</text:span></text:span></text:p>
            <text:p text:style-name="P88"><text:span text:style-name="Source_20_Text"><text:span text:style-name="T208">Object.entries();</text:span></text:span><text:span text:style-name="T229"><text:line-break/></text:span></text:p>
            <text:p text:style-name="P88"><text:span text:style-name="Source_20_Text"><text:span text:style-name="T208">Object.getOwnPropertyDescriptors();</text:span></text:span><text:span text:style-name="T229"><text:line-break/></text:span><text:span text:style-name="Source_20_Text"><text:span text:style-name="T208">Object.values();</text:span></text:span><text:span text:style-name="T229"><text:line-break/></text:span></text:p>
            <text:p text:style-name="P89"><text:span text:style-name="Source_20_Text"><text:span text:style-name="T208">RegExp.prototype.flags;</text:span></text:span><text:span text:style-name="T229"><text:line-break/></text:span></text:p>
            <text:p text:style-name="P89"><text:span text:style-name="Source_20_Text"><text:span text:style-name="T208">window.screenLeft;</text:span></text:span><text:span text:style-name="T229"><text:line-break/></text:span><text:span text:style-name="Source_20_Text"><text:span text:style-name="T208">window.screenTop;</text:span></text:span></text:p>
          </table:table-cell>
          <table:table-cell table:style-name="Table3.C3" office:value-type="string">
            <text:p text:style-name="P80">Array.prototype.at();</text:p>
            <text:p text:style-name="P80"/>
            <text:p text:style-name="P80">Array.prototype.findLast();</text:p>
            <text:p text:style-name="P80">Array.prototype.findLastIndex();</text:p>
            <text:p text:style-name="P80"/>
            <text:p text:style-name="P80">Array.prototype.flat();</text:p>
            <text:p text:style-name="P80">Array.prototype.flatMap();</text:p>
            <text:p text:style-name="P80"/>
            <text:p text:style-name="P80">Number.MIN_SAFE_INTEGER;</text:p>
            <text:p text:style-name="P80">Number.MAX_SAFE_INTEGER;</text:p>
            <text:p text:style-name="P80"/>
            <text:p text:style-name="P80">Object.fromEntries();</text:p>
            <text:p text:style-name="P80"/>
            <text:p text:style-name="P80">Object.is();</text:p>
            <text:p text:style-name="P80"/>
            <text:p text:style-name="P90">String.prototype.at();</text:p>
            <text:p text:style-name="P90"/>
            <text:p text:style-name="P80">String.prototype.matchAll();</text:p>
            <text:p text:style-name="P80"/>
            <text:p text:style-name="P80">String.prototype.padStart();</text:p>
            <text:p text:style-name="P80">String.prototype.padEnd();</text:p>
            <text:p text:style-name="P80"/>
            <text:p text:style-name="P80">String.prototype.replaceAll();</text:p>
            <text:p text:style-name="P80"/>
            <text:p text:style-name="P80">String.prototype.trimStart();</text:p>
            <text:p text:style-name="P80">String.prototype.trimLeft();</text:p>
            <text:p text:style-name="P80"/>
            <text:p text:style-name="P80">String.prototype.trimEnd();</text:p>
            <text:p text:style-name="P80">String.prototype.trimRight();</text:p>
            <text:p text:style-name="P80"/>
            <text:p text:style-name="P80">Typedarray.prototype.at();</text:p>
            <text:p text:style-name="P80"/>
            <text:p text:style-name="P85">TypedArray.prototype.findLast();</text:p>
            <text:p text:style-name="P85">TypedArray.prototype.findLastIndex();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04T21:12:44.183683900</dc:date>
    <meta:print-date>2025-07-04T19:34:54.519774800</meta:print-date>
    <meta:editing-cycles>949</meta:editing-cycles>
    <meta:editing-duration>P1DT2H59M38S</meta:editing-duration>
    <meta:printed-by>PDF files</meta:printed-by>
    <meta:document-statistic meta:table-count="6" meta:image-count="0" meta:object-count="0" meta:page-count="5" meta:paragraph-count="374" meta:word-count="493" meta:character-count="9232" meta:non-whitespace-character-count="9087"/>
    <meta:template xlink:type="simple" xlink:actuate="onRequest" xlink:title="" xlink:href="Normal.dotm"/>
  </office:meta>
</office:document-meta>
</file>